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428282" style:font-weight-asian="bold" style:font-weight-complex="bold"/>
    </style:style>
    <style:style style:name="P3" style:family="paragraph" style:parent-style-name="Standard">
      <style:text-properties fo:font-weight="bold" officeooo:rsid="00609c7e" officeooo:paragraph-rsid="00609c7e" style:font-weight-asian="bold" style:font-weight-complex="bold"/>
    </style:style>
    <style:style style:name="P4" style:family="paragraph" style:parent-style-name="Standard">
      <style:text-properties fo:font-weight="bold" officeooo:rsid="0075ec53" officeooo:paragraph-rsid="0075ec53" style:font-weight-asian="bold" style:font-weight-complex="bold"/>
    </style:style>
    <style:style style:name="P5" style:family="paragraph" style:parent-style-name="Standard">
      <style:text-properties officeooo:paragraph-rsid="001ff17c"/>
    </style:style>
    <style:style style:name="P6" style:family="paragraph" style:parent-style-name="Standard">
      <style:text-properties officeooo:paragraph-rsid="00428282"/>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6448fb" officeooo:paragraph-rsid="006448fb" style:font-weight-asian="normal" style:font-weight-complex="normal"/>
    </style:style>
    <style:style style:name="P9" style:family="paragraph" style:parent-style-name="Standard">
      <style:text-properties fo:font-weight="normal" officeooo:rsid="0075ec53" officeooo:paragraph-rsid="0075ec53" style:font-weight-asian="normal" style:font-weight-complex="normal"/>
    </style:style>
    <style:style style:name="P10" style:family="paragraph" style:parent-style-name="Standard">
      <style:text-properties style:text-underline-style="none" fo:font-weight="normal" officeooo:rsid="00768d9e" officeooo:paragraph-rsid="00768d9e" style:font-weight-asian="normal" style:font-weight-complex="normal"/>
    </style:style>
    <style:style style:name="P11" style:family="paragraph" style:parent-style-name="Standard">
      <style:text-properties style:text-underline-style="none" fo:font-weight="normal" officeooo:rsid="007f4d2d" officeooo:paragraph-rsid="007f4d2d" style:font-weight-asian="normal" style:font-weight-complex="normal"/>
    </style:style>
    <style:style style:name="P12" style:family="paragraph" style:parent-style-name="Standard">
      <style:text-properties style:text-underline-style="none" fo:font-weight="normal" officeooo:rsid="00804b0c" officeooo:paragraph-rsid="00804b0c" style:font-weight-asian="normal" style:font-weight-complex="normal"/>
    </style:style>
    <style:style style:name="P13" style:family="paragraph" style:parent-style-name="Standard">
      <style:text-properties style:text-underline-style="none" fo:font-weight="normal" officeooo:rsid="008c114c" officeooo:paragraph-rsid="008c114c" style:font-weight-asian="normal" style:font-weight-complex="normal"/>
    </style:style>
    <style:style style:name="P14" style:family="paragraph" style:parent-style-name="Standard">
      <style:text-properties style:text-underline-style="none" fo:font-weight="bold" officeooo:rsid="00768d9e" officeooo:paragraph-rsid="00768d9e" style:font-weight-asian="bold" style:font-weight-complex="bold"/>
    </style:style>
    <style:style style:name="P15" style:family="paragraph" style:parent-style-name="Standard">
      <style:text-properties style:text-underline-style="none" fo:font-weight="bold" officeooo:rsid="00804b0c" officeooo:paragraph-rsid="00804b0c" style:font-weight-asian="bold" style:font-weight-complex="bold"/>
    </style:style>
    <style:style style:name="P16" style:family="paragraph" style:parent-style-name="Standard">
      <style:text-properties style:text-underline-style="none" fo:font-weight="bold" officeooo:rsid="007f4d2d" officeooo:paragraph-rsid="007f4d2d" style:font-weight-asian="bold" style:font-weight-complex="bold"/>
    </style:style>
    <style:style style:name="P17" style:family="paragraph" style:parent-style-name="Standard">
      <style:text-properties style:text-underline-style="none" fo:font-weight="bold" officeooo:rsid="008c114c" officeooo:paragraph-rsid="008c114c" style:font-weight-asian="bold" style:font-weight-complex="bold"/>
    </style:style>
    <style:style style:name="P18" style:family="paragraph" style:parent-style-name="Standard">
      <style:text-properties style:text-underline-style="none" fo:font-weight="normal" officeooo:rsid="008c114c" officeooo:paragraph-rsid="008c114c" style:font-weight-asian="normal" style:font-weight-complex="normal"/>
    </style:style>
    <style:style style:name="P19" style:family="paragraph" style:parent-style-name="Standard">
      <style:text-properties style:text-underline-style="none" fo:font-weight="bold" officeooo:rsid="008c114c" officeooo:paragraph-rsid="008c114c" style:font-weight-asian="bold" style:font-weight-complex="bold"/>
    </style:style>
    <style:style style:name="T1" style:family="text">
      <style:text-properties officeooo:rsid="007738ad"/>
    </style:style>
    <style:style style:name="T2" style:family="text">
      <style:text-properties officeooo:rsid="00804b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eúdo para o Curso de HTML5 e CSS3</text:p>
      <text:p text:style-name="P5"/>
      <text:p text:style-name="Standard">O Curso de HTML5 e CSS3 vai ensinar a criar sites usando a linguagem de marcação hipertexto (HTML) e folhas de estilo em cascata (CSS), todas em suas versões mais recentes. Neste curso, o Professor Gustavo Guanabara criou um conjunto de vídeos, exercícios, desafios e um material de apoio em forma de e-book com 30 capítulos ao todo.</text:p>
      <text:p text:style-name="Standard"/>
      <text:p text:style-name="P1">Capítulo 1 Aula 0 – O que vamos aprender no módulo 01?</text:p>
      <text:p text:style-name="Standard"/>
      <text:p text:style-name="Standard">O que vamos aprender no módulo 1 do Curso em Vídeo de HTML5 e CSS3? Veja nesse vídeo os principais tópicos do nosso primeiro módulo do curso.</text:p>
      <text:p text:style-name="Standard"/>
      <text:p text:style-name="Standard">Tópicos desse vídeo:</text:p>
      <text:p text:style-name="Standard">00:00 – O que vamos aprender no curso?</text:p>
      <text:p text:style-name="Standard">00:37 – O primeiro módulo</text:p>
      <text:p text:style-name="Standard">01:27 – Esse curso é para mim?</text:p>
      <text:p text:style-name="Standard">02:19 – Primeiras aulas</text:p>
      <text:p text:style-name="Standard">03:22 – Primeiros passos em HTML5</text:p>
      <text:p text:style-name="Standard">05:18 – HTML5 e CSS3</text:p>
      <text:p text:style-name="Standard">05:52 – Agradecimentos especiais</text:p>
      <text:p text:style-name="Standard">06:37 – O primeiro módulo começa aqui</text:p>
      <text:p text:style-name="Standard"/>
      <text:p text:style-name="P1">Capítulo 1 Aula 1 – Precisamos fazer um acordo</text:p>
      <text:p text:style-name="Standard"/>
      <text:p text:style-name="Standard">Você já tentou aprender HTML e CSS e nunca se focou em um método? Pois nesse curso teremos um método completo, composto de material de apoio, vídeos, exercícios e até um certificado. Nesse vídeo vamos explicar os passos para conseguir aprender a criar sites. Assista até o fim!</text:p>
      <text:p text:style-name="Standard"/>
      <text:p text:style-name="Standard">Tópicos desse vídeo:</text:p>
      <text:p text:style-name="Standard">00:00 – Abertura</text:p>
      <text:p text:style-name="Standard">00:31 – Já tentei, mas nunca aprendi</text:p>
      <text:p text:style-name="Standard">01:15 – Recado Importante</text:p>
      <text:p text:style-name="Standard">03:00 – Precisamos fazer um acordo</text:p>
      <text:p text:style-name="Standard">03:31 – O que vamos aprender em cada módulo?</text:p>
      <text:p text:style-name="Standard">06:31 – Do que eu vou precisar?</text:p>
      <text:p text:style-name="Standard">08:05 – Foco, exercícios e anotações</text:p>
      <text:p text:style-name="Standard">11:26 – O certificado é válido?</text:p>
      <text:p text:style-name="Standard">12:11 – Vídeos, GitHub e estudo em grupo</text:p>
      <text:p text:style-name="Standard">13:20 – Repositório público grátis</text:p>
      <text:p text:style-name="Standard">14:08 – Dicas para aprender</text:p>
      <text:p text:style-name="Standard">17:13 – O acordo foi feito?</text:p>
      <text:p text:style-name="Standard"/>
      <text:p text:style-name="P1">Capítulo 1 Aula 2 – Será que este curso é para mim?</text:p>
      <text:p text:style-name="Standard"/>
      <text:p text:style-name="Standard">Será que este curso é para mim? Será que eu vou gostar do formato ou das aulas? Veja esse vídeo até o fim para obter respostas. O curso está sendo criado com todo o carinho e dedicação, espero que você goste.</text:p>
      <text:p text:style-name="Standard"/>
      <text:p text:style-name="Standard">Tópicos desse vídeo:</text:p>
      <text:p text:style-name="Standard">00:00 – Abertura</text:p>
      <text:p text:style-name="Standard">01:01 – Ajude na divulgação</text:p>
      <text:p text:style-name="Standard">02:25 – Esse curso é para mim?</text:p>
      <text:p text:style-name="Standard"><text:soft-page-break/>03:20 – SIM! O curso é para você se…</text:p>
      <text:p text:style-name="Standard">07:45 – Seja um apoiador do projeto</text:p>
      <text:p text:style-name="Standard">08:32 – NÃO! O curso não é para você se…</text:p>
      <text:p text:style-name="Standard">14:34 – Ajude a divulgar</text:p>
      <text:p text:style-name="Standard"/>
      <text:p text:style-name="P1">Capítulo 1 Aula 3 – Melhores livros para aprender HTML5 e CSS3</text:p>
      <text:p text:style-name="Standard"/>
      <text:p text:style-name="Standard">Além de assistir vídeos, esse nosso curso também é composto por arquivos PDF para download gratuito. Nesse vídeo vamos ver algumas referências e bibliografia recomendada para aprender HTML e CSS.</text:p>
      <text:p text:style-name="Standard"/>
      <text:p text:style-name="Standard">Tópicos deste vídeo:</text:p>
      <text:p text:style-name="Standard">00:00 – Capítulo 01, aula 03</text:p>
      <text:p text:style-name="Standard">00:35 – Teremos PDFs de apoio</text:p>
      <text:p text:style-name="Standard">01:33 – Cursos grátis para quem é nosso aluno</text:p>
      <text:p text:style-name="Standard">02:56 – Bibliografia recomendada para HTML e CSS</text:p>
      <text:p text:style-name="Standard">03:41 – Baixando nossos PDF grátis</text:p>
      <text:p text:style-name="Standard">05:38 – Referências on-line e documentação</text:p>
      <text:p text:style-name="Standard">10:04 – Livros para aprender HTML e CSS</text:p>
      <text:p text:style-name="Standard">12:05 – Nossas redes sociais</text:p>
      <text:p text:style-name="Standard">12:34 – Livros bonitos e úteis</text:p>
      <text:p text:style-name="Standard">15:25 – Livros do Maujor para aprender HTML e CSS</text:p>
      <text:p text:style-name="Standard">16:18 – Livros para aprender design</text:p>
      <text:p text:style-name="Standard">18:20 – Outros livros importantes</text:p>
      <text:p text:style-name="Standard"/>
      <text:p text:style-name="P1">Capítulo 1 Aula 4 – Como a Internet chega na minha casa?</text:p>
      <text:p text:style-name="Standard"/>
      <text:p text:style-name="Standard">Você sabe de onde veio a Internet? Sabe o que significa o nome Internet? É verdade que existem cabos embaixo da água? Sabe qual é a diferença entre www e Internet? Sabe para que servem os protocolos? Pois assista esse vídeo até o final para aprender tudo isso e muito mais.</text:p>
      <text:p text:style-name="Standard"/>
      <text:p text:style-name="Standard">Tópicos deste vídeo:</text:p>
      <text:p text:style-name="Standard">00:00 – Capítulo 01, aula 04</text:p>
      <text:p text:style-name="Standard">00:33 – A melhor empresa de hospedagem do Brasil</text:p>
      <text:p text:style-name="Standard">02:19 – Como a Internet surgiu?</text:p>
      <text:p text:style-name="Standard">02:45 – A Internet nasceu na Guerra Fria</text:p>
      <text:p text:style-name="Standard">05:44 – Os primeiros quatro computadores da Internet</text:p>
      <text:p text:style-name="Standard">07:07 – O primeiro protocolo da Internet</text:p>
      <text:p text:style-name="Standard">08:22 – A Internet cresceu</text:p>
      <text:p text:style-name="Standard">08:53 – Como surgiu o TCP/IP</text:p>
      <text:p text:style-name="Standard">10:19 – De onde vem o nome Internet</text:p>
      <text:p text:style-name="Standard">11:46 – Internet por baixo da água?</text:p>
      <text:p text:style-name="Standard">13:45 – Como funciona a Internet?</text:p>
      <text:p text:style-name="Standard">17:34 – Receba notificações do canal</text:p>
      <text:p text:style-name="Standard">18:12 – Como era a Internet antigamente</text:p>
      <text:p text:style-name="Standard">19:53 – O surgimento da WWW</text:p>
      <text:p text:style-name="Standard">20:39 – http, HTML, Mosaic</text:p>
      <text:p text:style-name="Standard">22:09 – WWW não é a Internet?</text:p>
      <text:p text:style-name="Standard">24:06 – O protocolo http</text:p>
      <text:p text:style-name="Standard"/>
      <text:p text:style-name="P2">Capítulo 2 Aula 1 – Como a Internet funciona?</text:p>
      <text:p text:style-name="P2"/>
      <text:p text:style-name="P6"><text:soft-page-break/>Você sabe como a Internet funciona? Sabe o que é bit, byte e seus múltiplos? Sabe para que serve o DNS e como os dados trafegam pela internet? Sabe o que é o IP e para que ele serve? Veja essa aula até o fim para aprender tudo isso e muito mais.</text:p>
      <text:p text:style-name="Standard"/>
      <text:p text:style-name="Standard">Tópicos deste vídeo:</text:p>
      <text:p text:style-name="Standard">00:00 – Capítulo 02, aula 01</text:p>
      <text:p text:style-name="Standard">00:45 – Cursos profissionais para aprender muito mais</text:p>
      <text:p text:style-name="Standard">02:00 – Como a Internet funciona?</text:p>
      <text:p text:style-name="Standard">02:31 – Como o computador vê os dados?</text:p>
      <text:p text:style-name="Standard">03:16 – O que é bit e byte</text:p>
      <text:p text:style-name="Standard">06:12 – Os múltiplos do byte</text:p>
      <text:p text:style-name="Standard">10:07 – Esse curso terá certificado?</text:p>
      <text:p text:style-name="Standard">10:50 – Como nos conectamos na Internet?</text:p>
      <text:p text:style-name="Standard">11:45 – O que é um modem?</text:p>
      <text:p text:style-name="Standard">14:10 – Como chegamos aos servidores</text:p>
      <text:p text:style-name="Standard">15:11 – Como descobrir meu IP</text:p>
      <text:p text:style-name="Standard">16:22 – Como descobrir o IP de um site</text:p>
      <text:p text:style-name="Standard">17:42 – O que são os servidores DNS</text:p>
      <text:p text:style-name="Standard">18:35 – O passo a passo do funcionamento da Internet</text:p>
      <text:p text:style-name="Standard">19:27 – Entendendo as rotas da Internet</text:p>
      <text:p text:style-name="Standard">21:08 – Encerrando</text:p>
      <text:p text:style-name="Standard"/>
      <text:p text:style-name="P1">Capítulo 2 Aula 2 – O que é domínio e hospedagem?</text:p>
      <text:p text:style-name="Standard"/>
      <text:p text:style-name="Standard">Você sabe a diferença entre domínio e hospedagem? Sabe pra que serve a hospedagem de um site? Sabe como identificar as terminações do domínio? Sabe classificar as partes de uma URL? Pois assista esse vídeo até o fim para aprender tudo isso e muito mais.</text:p>
      <text:p text:style-name="Standard"/>
      <text:p text:style-name="Standard">Tópicos deste vídeo:</text:p>
      <text:p text:style-name="Standard">00:00 – Capítulo 02, aula 02</text:p>
      <text:p text:style-name="Standard">00:45 – Outros cursos grátis para quem é nosso aluno</text:p>
      <text:p text:style-name="Standard">01:43 – Como as pessoas vão ver meu site?</text:p>
      <text:p text:style-name="Standard">03:10 – Um site em um servidor</text:p>
      <text:p text:style-name="Standard">04:23 – Um site no seu computador</text:p>
      <text:p text:style-name="Standard">05:48 – Um site em outro computador</text:p>
      <text:p text:style-name="Standard">07:38 – O que é Domínio</text:p>
      <text:p text:style-name="Standard">08:48 – O que é Hospedagem</text:p>
      <text:p text:style-name="Standard">10:34 – Um pedido especial</text:p>
      <text:p text:style-name="Standard">11:15 – O que é uma URL</text:p>
      <text:p text:style-name="Standard">12:15 – Identificando o domínio em uma URL</text:p>
      <text:p text:style-name="Standard">14:24 – Para que serve www em uma URL</text:p>
      <text:p text:style-name="Standard">15:04 – Caminho da URL</text:p>
      <text:p text:style-name="Standard">17:00 – Um exemplo na prática</text:p>
      <text:p text:style-name="Standard"/>
      <text:p text:style-name="P1">Capítulo 3 Aula 1 – A diferença entre HTML, CSS e JavaScript</text:p>
      <text:p text:style-name="Standard"/>
      <text:p text:style-name="P1">Capítulo 3 Aula 2 – Front-end, Back-end e Full stack</text:p>
      <text:p text:style-name="Standard"/>
      <text:p text:style-name="P1">Capítulo 4 Aula 1 – Instalando todas as ferramentas</text:p>
      <text:p text:style-name="Standard"/>
      <text:p text:style-name="P1">Capítulo 4 Aula 2 – Seu primeiro código HTML</text:p>
      <text:p text:style-name="Standard"/>
      <text:p text:style-name="P1"><text:soft-page-break/>Capítulo 5 Aula 1 – Parágrafos e Quebras</text:p>
      <text:p text:style-name="Standard"/>
      <text:p text:style-name="P1">Capítulo 5 Aula 2 – Símbolos e Emoji no seu site</text:p>
      <text:p text:style-name="Standard"/>
      <text:p text:style-name="P1">Capítulo 6 Aula 1 – Você tem o direito de usar qualquer imagem no seu site?</text:p>
      <text:p text:style-name="Standard"/>
      <text:p text:style-name="P1">Capítulo 6 Aula 2 – Quais são os formatos para imagens na Web?</text:p>
      <text:p text:style-name="Standard"/>
      <text:p text:style-name="P1">Capítulo 6 Aula 3 – O tamanho das imagens importa para um site?</text:p>
      <text:p text:style-name="Standard"/>
      <text:p text:style-name="Standard">Você sabe escolher bons tamanhos e resoluções para imagens? Sabe como salvar uma imagem para usar em um site? Sabe como deixar as imagens leves? Veja a resposta para todas essas perguntas assistindo esse vídeo até o final.</text:p>
      <text:p text:style-name="Standard"/>
      <text:p text:style-name="Standard">Tópicos deste vídeo:</text:p>
      <text:p text:style-name="Standard">00:00 – Capítulo 06, aula 03</text:p>
      <text:p text:style-name="Standard">00:28 – Introdução</text:p>
      <text:p text:style-name="Standard">01:00 – Uma história emocionante</text:p>
      <text:p text:style-name="Standard">02:08 – Abrindo nossas imagens</text:p>
      <text:p text:style-name="Standard">04:55 – Qual é o melhor tamanho para imagens na web?</text:p>
      <text:p text:style-name="Standard">05:20 – Reduzindo o tamanho das imagens</text:p>
      <text:p text:style-name="Standard">06:05 – Qual é a melhor resolução para imagens</text:p>
      <text:p text:style-name="Standard">07:00 – Exportando imagens para web</text:p>
      <text:p text:style-name="Standard">09:00 – Comparando os tamanhos diferentes</text:p>
      <text:p text:style-name="Standard">10:05 – Reduzindo o tamanho de um PNG</text:p>
      <text:p text:style-name="Standard">13:59 – Ajude a divulgar nosso curso</text:p>
      <text:p text:style-name="Standard">15:25 – O que faremos na próxima aula?</text:p>
      <text:p text:style-name="Standard"/>
      <text:p text:style-name="P1">Capítulo 6 Aula 4 – A tag img em HTML5</text:p>
      <text:p text:style-name="Standard"/>
      <text:p text:style-name="Standard">Você sabe como inserir uma imagem em um site usando a tag img? Sabe como fazer para evitar erros na hora de colocar o nome da imagem em HTML? Sabe como diminuir uma imagem para tornar seu site mais leve e eficiente? Sabe colocar imagens locais e imagens que estão em outros sites na sua página? Veja a resposta para todas essas perguntas assistindo esse vídeo até o final.</text:p>
      <text:p text:style-name="Standard"/>
      <text:p text:style-name="Standard">Tópicos deste vídeo:</text:p>
      <text:p text:style-name="Standard">00:00 – Capítulo 06, aula 04</text:p>
      <text:p text:style-name="Standard">00:27 – Você sabe os fundamentos?</text:p>
      <text:p text:style-name="Standard">01:08 – Precisa de um site e não tem tempo para criar?</text:p>
      <text:p text:style-name="Standard">02:33 – Imagens preparadas para um site</text:p>
      <text:p text:style-name="Standard">03:01 – Criando um exemplo</text:p>
      <text:p text:style-name="Standard">05:53 – Usando a tag IMG</text:p>
      <text:p text:style-name="Standard">06:34 – Uma dica que vai simplificar tudo</text:p>
      <text:p text:style-name="Standard">07:29 – Imagem grande demais. Como diminuir?</text:p>
      <text:p text:style-name="Standard">09:51 – Apoie o projeto do CursoemVideo</text:p>
      <text:p text:style-name="Standard">10:35 – Imagens diminuídas e seu site mais leve</text:p>
      <text:p text:style-name="Standard">12:15 – E se a imagem estiver em uma pasta?</text:p>
      <text:p text:style-name="Standard">13:25 – Carregando imagens externas</text:p>
      <text:p text:style-name="Standard">16:02 – Resumo da aula</text:p>
      <text:p text:style-name="Standard"/>
      <text:p text:style-name="P1">Capítulo 6 Aula 5 – Como mudar o favicon de um site</text:p>
      <text:p text:style-name="Standard"/>
      <text:p text:style-name="Standard"><text:soft-page-break/>Você sabe o que é ícone de favoritos? Sabe como configurar o favicon de uma página usando HTML5? Sabe como criar seu próprio arquivo ICO? Sabe como converter arquivos PNG em ICO? Sabe usar a tag link para inserir um favicon no seu código? Veja a resposta para todas essas perguntas assistindo esse vídeo até o final.</text:p>
      <text:p text:style-name="Standard"/>
      <text:p text:style-name="Standard">Tópicos deste vídeo:</text:p>
      <text:p text:style-name="Standard">00:00 – Capítulo 06, aula 05</text:p>
      <text:p text:style-name="Standard">00:25 – O que vimos até aqui</text:p>
      <text:p text:style-name="Standard">01:12 – Cursos caprichados</text:p>
      <text:p text:style-name="Standard">02:47 – O que é favicon?</text:p>
      <text:p text:style-name="Standard">03:50 – Criando seu próprio favicon</text:p>
      <text:p text:style-name="Standard">05:05 – Site de ícones grátis</text:p>
      <text:p text:style-name="Standard">06:19 – Desenhando seu arquivo ICO</text:p>
      <text:p text:style-name="Standard">07:47 – Convertendo PNG em ICO</text:p>
      <text:p text:style-name="Standard">10:12 – Segue a gente nas redes sociais</text:p>
      <text:p text:style-name="Standard">10:39 – Como configurar o favicon em HTML5</text:p>
      <text:p text:style-name="Standard">11:55 – Usando a tag link para favicon</text:p>
      <text:p text:style-name="Standard">14:23 – Imagens são importantes</text:p>
      <text:p text:style-name="Standard"/>
      <text:p text:style-name="Standard"><text:a xlink:type="simple" xlink:href="https://iconarchive.com/" text:style-name="Internet_20_link" text:visited-style-name="Visited_20_Internet_20_Link">https://iconarchive.com/</text:a></text:p>
      <text:p text:style-name="Standard"/>
      <text:p text:style-name="Standard"><text:a xlink:type="simple" xlink:href="https://www.favicon.cc/" text:style-name="Internet_20_link" text:visited-style-name="Visited_20_Internet_20_Link">https://www.favicon.cc/</text:a></text:p>
      <text:p text:style-name="Standard"/>
      <text:p text:style-name="Standard"><text:a xlink:type="simple" xlink:href="https://favicon.io/" text:style-name="Internet_20_link" text:visited-style-name="Visited_20_Internet_20_Link">https://favicon.io/</text:a></text:p>
      <text:p text:style-name="Standard"/>
      <text:p text:style-name="P1">Capítulo 7 Aula 1 – Hierarquia de Títulos</text:p>
      <text:p text:style-name="Standard"/>
      <text:p text:style-name="Standard">Você sabe como criar títulos em seu conteúdo HTML5? Sabe que os títulos possuem uma hierarquia dentro de uma página? Sabe a diferença entre usar o h1, h2, h3, h4, h5 ou h6? Veja a resposta para todas essas perguntas assistindo esse vídeo até o final.</text:p>
      <text:p text:style-name="Standard"/>
      <text:p text:style-name="Standard">Tópicos deste vídeo:</text:p>
      <text:p text:style-name="Standard">00:00 – Capítulo 07, aula 01</text:p>
      <text:p text:style-name="Standard">00:18 – Hierarquia de títulos em HTML5</text:p>
      <text:p text:style-name="Standard">00:50 – Vários cursos extra grátis</text:p>
      <text:p text:style-name="Standard">02:00 – Estutura de títulos de uma revista</text:p>
      <text:p text:style-name="Standard">03:10 – Índice de um livro também é hierárquico</text:p>
      <text:p text:style-name="Standard">04:27 – Entendendo os níveis dos títulos</text:p>
      <text:p text:style-name="Standard">05:25 – Fazendo um exercício</text:p>
      <text:p text:style-name="Standard">06:43 – Tags para o título principal</text:p>
      <text:p text:style-name="Standard">07:43 – Pode ter mais de um H1 em uma página?</text:p>
      <text:p text:style-name="Standard">08:07 – Mais um nível dos títulos</text:p>
      <text:p text:style-name="Standard">09:28 – Gerador de Lorem Ipsum</text:p>
      <text:p text:style-name="Standard">11:20 – Os títulos vão de H1 até H6</text:p>
      <text:p text:style-name="Standard">12:40 – H1 é letra grande? H6 é letra pequena?</text:p>
      <text:p text:style-name="Standard">13:38 – Como ser avisado quando sair aula nova?</text:p>
      <text:p text:style-name="Standard">14:15 – Ficou um pouco confuso(a)?</text:p>
      <text:p text:style-name="Standard"/>
      <text:p text:style-name="P1">Capítulo 8 Aula 1 – Semântica na HTML5 é importante</text:p>
      <text:p text:style-name="Standard"/>
      <text:p text:style-name="Standard">Você sabe qual é a diferença entre HTML4 e HTML5? Sabe o que significa a semântica da HTML5? Sabe pesquisar quais são as tags obsoletas da linguagem HTML? Você ainda usa tags <text:soft-page-break/>como center, font color, body bgcolor e coisas do tipo? Sabia que essas tags não podem mais ser usadas? Veja a resposta para todas essas perguntas assistindo esse vídeo até o final.</text:p>
      <text:p text:style-name="Standard"/>
      <text:p text:style-name="Standard">Tópicos deste vídeo:</text:p>
      <text:p text:style-name="Standard">00:00 – Capítulo 08, aula 01</text:p>
      <text:p text:style-name="Standard">00:18 – Introdução</text:p>
      <text:p text:style-name="Standard">00:44 – É possível migrar um site?</text:p>
      <text:p text:style-name="Standard">01:57 – O que é semântica</text:p>
      <text:p text:style-name="Standard">02:57 – Comparando HTML4 e HTML5</text:p>
      <text:p text:style-name="Standard">04:38 – Ainda existe bgcolor no body?</text:p>
      <text:p text:style-name="Standard">05:06 – Tags obsoletas da HTML5</text:p>
      <text:p text:style-name="Standard">06:46 – Não use mais as tags center, font, etc</text:p>
      <text:p text:style-name="Standard">08:12 – Entendendo forma e significado</text:p>
      <text:p text:style-name="Standard">11:05 – Mas como uso cores?</text:p>
      <text:p text:style-name="Standard">12:09 – Onde vejo os sites oficiais?</text:p>
      <text:p text:style-name="Standard">13:19 – Como consigo um certificado desse curso?</text:p>
      <text:p text:style-name="Standard">14:02 – Qual é o próximo assunto?</text:p>
      <text:p text:style-name="Standard"/>
      <text:p text:style-name="P1">Capítulo 8 Aula 2 – Negrito e Itálico do jeito certo</text:p>
      <text:p text:style-name="Standard"/>
      <text:p text:style-name="Standard">Usar a tag B ou STRONG para colocar em negrito? Usar a tag I ou EM para colocar em itálico? Qual é a diferença entre elas? Veja a resposta para todas essas perguntas assistindo esse vídeo até o final.</text:p>
      <text:p text:style-name="Standard"/>
      <text:p text:style-name="Standard">Tópicos deste vídeo:</text:p>
      <text:p text:style-name="Standard">00:00 – Capítulo 08, aula 02</text:p>
      <text:p text:style-name="Standard">00:15 – Formatação de textos em HTML5</text:p>
      <text:p text:style-name="Standard">01:00 – Cursos inéditos</text:p>
      <text:p text:style-name="Standard">02:11 – Criando um novo exercício</text:p>
      <text:p text:style-name="Standard">03:07 – Negrito normal (sem semântica)</text:p>
      <text:p text:style-name="Standard">04:27 – Negrito semântico (destaque)</text:p>
      <text:p text:style-name="Standard">05:15 – Itálico normal (sem semântica)</text:p>
      <text:p text:style-name="Standard">05:30 – Envelopamento com abreviatura</text:p>
      <text:p text:style-name="Standard">07:23 – Itálico semântico (ênfase)</text:p>
      <text:p text:style-name="Standard">09:25 – Semântica ou forma?</text:p>
      <text:p text:style-name="Standard">10:41 – Três pedidos especiais</text:p>
      <text:p text:style-name="Standard">11:22 – Mais formatações extras</text:p>
      <text:p text:style-name="Standard"/>
      <text:p text:style-name="P1">Capítulo 8 Aula 3 – Formatações adicionais em HTML</text:p>
      <text:p text:style-name="Standard"/>
      <text:p text:style-name="Standard">Você sabe usar o marca texto em HTML5 e mudar a sua cor usando CSS? Sabe por que a tag big deixou de existir, mas a tag small ainda funciona? Sabe qual é a diferença entre usar a tag ins no lugar da tag u? Sabe fazer textos sobrescritos e subscritos? Veja a resposta para todas essas perguntas assistindo esse vídeo até o final.</text:p>
      <text:p text:style-name="Standard"/>
      <text:p text:style-name="Standard">Tópicos deste vídeo:</text:p>
      <text:p text:style-name="Standard">00:00 – Capítulo 08, aula 03</text:p>
      <text:p text:style-name="Standard">00:15 – Formatações especiais</text:p>
      <text:p text:style-name="Standard">00:42 – Cursos grátis para entrar no mercado</text:p>
      <text:p text:style-name="Standard">01:40 – Continuando o exercício</text:p>
      <text:p text:style-name="Standard">02:00 – Usando um marca texto (mark)</text:p>
      <text:p text:style-name="Standard">04:00 – Mudando a cor de um marcador</text:p>
      <text:p text:style-name="Standard"><text:soft-page-break/>05:44 – Mudando a cor de todos os marcadores</text:p>
      <text:p text:style-name="Standard">06:44 – Texto grande e pequeno</text:p>
      <text:p text:style-name="Standard">07:53 – Por que o big se tornou obsoleto?</text:p>
      <text:p text:style-name="Standard">09:30 – Textos deletado (del) e inserido (ins)</text:p>
      <text:p text:style-name="Standard">10:47 – Diferença entre as tags ins e u</text:p>
      <text:p text:style-name="Standard">11:37 – Sobrescrito (sup) e subscrito (sub)</text:p>
      <text:p text:style-name="Standard">14:05 – Ajude a divulgar o curso</text:p>
      <text:p text:style-name="Standard">14:41 – Ainda não terminou</text:p>
      <text:p text:style-name="Standard"/>
      <text:p text:style-name="P1">Capítulo 8 Aula 4 – Citações e Códigos</text:p>
      <text:p text:style-name="Standard"/>
      <text:p text:style-name="Standard">Você sabe como adicionar citações ao seu site? Sabe como representar um trecho de código dentro de uma página? Veja a resposta para todas essas perguntas assistindo esse vídeo até o final.</text:p>
      <text:p text:style-name="Standard"/>
      <text:p text:style-name="Standard">Tópicos deste vídeo:</text:p>
      <text:p text:style-name="Standard">00:00 – Capítulo 08, aula 04</text:p>
      <text:p text:style-name="Standard">00:20 – Encerrando o capítulo</text:p>
      <text:p text:style-name="Standard">00:50 – Um dia você vai precisar de um site profissional</text:p>
      <text:p text:style-name="Standard">02:35 – Criando um novo exercício</text:p>
      <text:p text:style-name="Standard">03:23 – Inserindo código fonte em páginas</text:p>
      <text:p text:style-name="Standard">06:40 – Mantendo a formatação de códigos grandes</text:p>
      <text:p text:style-name="Standard">07:06 – Corrigindo a tabulação</text:p>
      <text:p text:style-name="Standard">08:25 – Ajude a divulgar o curso</text:p>
      <text:p text:style-name="Standard">09:50 – Criando citações simples</text:p>
      <text:p text:style-name="Standard">11:30 – Criando citações em bloco</text:p>
      <text:p text:style-name="Standard">14:39 – Criando abreviações</text:p>
      <text:p text:style-name="Standard">16:20 – Criando textos invertidos em HTML</text:p>
      <text:p text:style-name="Standard">17:41 – CSS está vindo aí</text:p>
      <text:p text:style-name="Standard"/>
      <text:p text:style-name="P1">Capítulo 9 Aula 1 – Listas OL e UL</text:p>
      <text:p text:style-name="Standard"/>
      <text:p text:style-name="Standard">Você sabe como criar listas em HTML5? Conhece as listas ordenadas e as listas não ordenadas? Sabe personalizar as listas e escolher os seus marcadores? Veja a resposta para todas essas perguntas assistindo esse vídeo até o final.</text:p>
      <text:p text:style-name="Standard"/>
      <text:p text:style-name="Standard">Tópicos deste vídeo:</text:p>
      <text:p text:style-name="Standard">00:00 – Capítulo 09, aula 01</text:p>
      <text:p text:style-name="Standard">00:16 – Onde usamos listas?</text:p>
      <text:p text:style-name="Standard">01:07 – Curso grátis de criação de aplicativos</text:p>
      <text:p text:style-name="Standard">02:09 – Iniciando um exemplo de lista</text:p>
      <text:p text:style-name="Standard">04:16 – Listas ordenadas</text:p>
      <text:p text:style-name="Standard">06:23 – Personalizando listas ordenadas</text:p>
      <text:p text:style-name="Standard">08:33 – Me segue lá no Instagram</text:p>
      <text:p text:style-name="Standard">09:00 – Listas não ordenadas</text:p>
      <text:p text:style-name="Standard">10:17 – Personalizando listas não ordenadas</text:p>
      <text:p text:style-name="Standard">11:45 – Outros tipos de lista</text:p>
      <text:p text:style-name="Standard"/>
      <text:p text:style-name="P1">Capítulo 9 Aula 2 – Listas mistas e de definição</text:p>
      <text:p text:style-name="Standard"/>
      <text:p text:style-name="Standard">Você sabe como misturar vários tipos de lista usando HTML5? Sabe como juntar listas ordenadas e listas com demarcadores? Sabe para que serve uma lista de definição? Sabe criar uma lista de definições em HTML? Veja a resposta para todas essas perguntas assistindo esse vídeo até o final.</text:p>
      <text:p text:style-name="Standard"><text:soft-page-break/></text:p>
      <text:p text:style-name="Standard">Tópicos deste vídeo:</text:p>
      <text:p text:style-name="Standard">00:00 – Capítulo 09, aula 02</text:p>
      <text:p text:style-name="Standard">00:11 – Listas mistas e listas de definição</text:p>
      <text:p text:style-name="Standard">00:51 – Curso grátis de App Inventor</text:p>
      <text:p text:style-name="Standard">01:54 – Juntando listas de vários tipos</text:p>
      <text:p text:style-name="Standard">04:11 – Personalizando a lista</text:p>
      <text:p text:style-name="Standard">05:03 – Misturando OL com UL</text:p>
      <text:p text:style-name="Standard">06:14 – Uma dica para alterações rápidas</text:p>
      <text:p text:style-name="Standard">06:55 – Segue a gente no Instagram</text:p>
      <text:p text:style-name="Standard">07:23 – Criando um terceiro nível</text:p>
      <text:p text:style-name="Standard">08:47 – Listas de definição</text:p>
      <text:p text:style-name="Standard">11:15 – O próximo assunto</text:p>
      <text:p text:style-name="Standard"/>
      <text:p text:style-name="P1">Capítulo 10 Aula 1 – Links e Âncoras em HTML5</text:p>
      <text:p text:style-name="Standard"/>
      <text:p text:style-name="Standard">Você sabe como criar links em HTML5? Sabe usar corretamente os parâmetros href, target e rel em links? Sabe como criar links externos para o seu site? Sabe como abrir links em novas abas, sem fechar o seu site? Veja a resposta para todas essas perguntas assistindo esse vídeo até o final.</text:p>
      <text:p text:style-name="Standard"/>
      <text:p text:style-name="Standard">Tópicos deste vídeo:</text:p>
      <text:p text:style-name="Standard">00:00 – Capítulo 10, aula 01</text:p>
      <text:p text:style-name="Standard">00:15 – Links na Web</text:p>
      <text:p text:style-name="Standard">01:45 – A grande importância dos links</text:p>
      <text:p text:style-name="Standard">02:42 – O que é SEO</text:p>
      <text:p text:style-name="Standard">03:27 – Como colocar seu site no ar?</text:p>
      <text:p text:style-name="Standard">05:00 – Criando um exercício com links</text:p>
      <text:p text:style-name="Standard">06:08 – Criando um link externo</text:p>
      <text:p text:style-name="Standard">07:20 – Testando o link</text:p>
      <text:p text:style-name="Standard">08:08 – Usando o target no link</text:p>
      <text:p text:style-name="Standard">11:21 – Seja avisando sobre vídeos novos</text:p>
      <text:p text:style-name="Standard">12:00 – Encerramento</text:p>
      <text:p text:style-name="Standard"/>
      <text:p text:style-name="P1">Capítulo 10 Aula 2 – Links Internos</text:p>
      <text:p text:style-name="Standard"/>
      <text:p text:style-name="P1">Capítulo 10 Aula 3 – Links para download</text:p>
      <text:p text:style-name="Standard"/>
      <text:p text:style-name="Standard">Você sabe criar um link para download? Sabe como criar um link para permitir baixar um arquivo? Veja a resposta para todas essas perguntas assistindo esse vídeo até o final.</text:p>
      <text:p text:style-name="Standard"/>
      <text:p text:style-name="Standard">Tópicos deste vídeo:</text:p>
      <text:p text:style-name="Standard">00:00 – Capítulo 10, aula 03</text:p>
      <text:p text:style-name="Standard">00:15 – Links para Download</text:p>
      <text:p text:style-name="Standard">00:53 – Cursos grátis para quem está começando</text:p>
      <text:p text:style-name="Standard">02:16 – Criando um link para um PDF</text:p>
      <text:p text:style-name="Standard">04:05 – Fazendo download de arquivos</text:p>
      <text:p text:style-name="Standard">04:58 – Lista de Media Types</text:p>
      <text:p text:style-name="Standard">06:00 – Links para arquivo ZIP</text:p>
      <text:p text:style-name="Standard">07:21 – Ajude a gente</text:p>
      <text:p text:style-name="Standard">08:02 – Encerramento e desafios</text:p>
      <text:p text:style-name="Standard"/>
      <text:p text:style-name="P1">Capítulo 10 Aula 4 – Desafios propostos</text:p>
      <text:p text:style-name="Standard"><text:soft-page-break/></text:p>
      <text:p text:style-name="Standard">Chegou a hora de resolver os desafios de HTML. Veja esse vídeo até o final e crie sua própria resolução.</text:p>
      <text:p text:style-name="Standard"/>
      <text:p text:style-name="Standard">Tópicos deste vídeo:</text:p>
      <text:p text:style-name="Standard">00:00 – Capítulo 10, aula 04</text:p>
      <text:p text:style-name="Standard">00:13 – Desafios do capítulo 10</text:p>
      <text:p text:style-name="Standard">00:35 – Faça outros cursos grátis</text:p>
      <text:p text:style-name="Standard">01:42 – Desafio 05 – links sociais</text:p>
      <text:p text:style-name="Standard">03:02 – Compartilhe nossos cursos</text:p>
      <text:p text:style-name="Standard">03:38 – Desafio 06 – lista com definições</text:p>
      <text:p text:style-name="Standard">05:10 – O próximo capítulo vem aí</text:p>
      <text:p text:style-name="Standard"/>
      <text:p text:style-name="P1">Capítulo 11 Aula 1 – Imagens Dinâmicas</text:p>
      <text:p text:style-name="Standard"/>
      <text:p text:style-name="Standard">Você sabia que o tamanho da imagem importa muito para a performance do seu site? Você sabe como criar imagens com dimensões diferentes? Sabe como exportar imagens em um formato ideal para usar em sites? Pois acompanhe esse vídeo até o final para responder a estas e muitas outras perguntas.</text:p>
      <text:p text:style-name="Standard"/>
      <text:p text:style-name="Standard">Tópicos deste vídeo:</text:p>
      <text:p text:style-name="Standard">00:00 – Capítulo 11, aula 01</text:p>
      <text:p text:style-name="Standard">00:17 – Usando múltiplas mídias</text:p>
      <text:p text:style-name="Standard">03:09 – Curso de produção de vídeos</text:p>
      <text:p text:style-name="Standard">04:39 – Criando imagens de tamanhos diferentes</text:p>
      <text:p text:style-name="Standard">11:39 – Criando um novo exercício</text:p>
      <text:p text:style-name="Standard">12:24 – Exportando as imagens do projeto</text:p>
      <text:p text:style-name="Standard">14:09 – Ajude a divulgar nosso curso</text:p>
      <text:p text:style-name="Standard">15:37 – Encerramento</text:p>
      <text:p text:style-name="Standard"/>
      <text:p text:style-name="P1">Capítulo 11 Aula 2 – Imagens que se adaptam sozinhas</text:p>
      <text:p text:style-name="Standard"/>
      <text:p text:style-name="Standard">Você sabe como usar imagens dinâmicas com HTML5? Sabe como gerar várias versões de uma mesma imagem com dimensões e resoluções diferentes e depois carregar apenas a imagem ideal para cada dispositivo? Pois acompanhe esse vídeo até o final para responder a estas e muitas outras perguntas.</text:p>
      <text:p text:style-name="Standard"/>
      <text:p text:style-name="Standard">Tópicos deste vídeo:</text:p>
      <text:p text:style-name="Standard">00:00 – Capítulo 11, aula 02</text:p>
      <text:p text:style-name="Standard">00:21 – A importância do tamanho das imagens</text:p>
      <text:p text:style-name="Standard">01:07 – Uma história de mudança de vida</text:p>
      <text:p text:style-name="Standard">02:14 – Imagens que criamos</text:p>
      <text:p text:style-name="Standard">03:09 – Criando o código básico HTML5</text:p>
      <text:p text:style-name="Standard">03:46 – A nova tag picture</text:p>
      <text:p text:style-name="Standard">04:41 – Testando o exercício</text:p>
      <text:p text:style-name="Standard">05:15 – O perigo do bounce rate</text:p>
      <text:p text:style-name="Standard">05:59 – Criando vários source</text:p>
      <text:p text:style-name="Standard">09:37 – Ajude o projeto sendo um apoiador</text:p>
      <text:p text:style-name="Standard">10:21 – CUIDADO: Invertendo os sources</text:p>
      <text:p text:style-name="Standard">12:16 – Várias versões da mesma imagem</text:p>
      <text:p text:style-name="Standard"/>
      <text:p text:style-name="P1">Capítulo 11 Aula 3 – Colocando áudio no seu site</text:p>
      <text:p text:style-name="Standard"><text:soft-page-break/></text:p>
      <text:p text:style-name="Standard">Você sabe como inserir áudios no seu site? Sabe como criar um player de áudio em HTML5? Sabe como aumentar a compatibilidade de áudio com múltiplos navegadores? Pois acompanhe esse vídeo até o final para responder a estas e muitas outras perguntas.</text:p>
      <text:p text:style-name="Standard"/>
      <text:p text:style-name="Standard">Tópicos deste vídeo:</text:p>
      <text:p text:style-name="Standard">00:00 – Capítulo 11, aula 03</text:p>
      <text:p text:style-name="Standard">00:17 – Inserindo áudio no site</text:p>
      <text:p text:style-name="Standard">01:05 – A melhor solução de hospedagem</text:p>
      <text:p text:style-name="Standard">02:36 – Criando um novo exercício</text:p>
      <text:p text:style-name="Standard">03:33 – Onde conseguir áudios grátis</text:p>
      <text:p text:style-name="Standard">05:35 – Cuidados com os áudios</text:p>
      <text:p text:style-name="Standard">06:17 – Acompanhe nosso trabalho</text:p>
      <text:p text:style-name="Standard">06:43 – Baixando um podcast grátis</text:p>
      <text:p text:style-name="Standard">08:25 – Criando código HTML para áudio</text:p>
      <text:p text:style-name="Standard">09:38 – Múltiplos formatos de áudio</text:p>
      <text:p text:style-name="Standard">10:22 – Ganhando mais compatibilidade</text:p>
      <text:p text:style-name="Standard">12:35 – Preload de áudio</text:p>
      <text:p text:style-name="Standard">13:29 – Outros parâmetros</text:p>
      <text:p text:style-name="Standard">14:12 – Áudio em looping</text:p>
      <text:p text:style-name="Standard">14:45 – Cuidado com áudios WAV</text:p>
      <text:p text:style-name="Standard">15:27 – Outros tipos de mídia</text:p>
      <text:p text:style-name="Standard"/>
      <text:p text:style-name="P1">Capítulo 11 Aula 4 – Formatos de vídeo para seu site</text:p>
      <text:p text:style-name="Standard"/>
      <text:p text:style-name="Standard">Você sabe como inserir vídeos no seu site? Sabe como escolher o melhor formato de vídeos para colocar em sites? Sabe como aumentar a compatibilidade de vídeo com múltiplos navegadores? Pois acompanhe esse vídeo até o final para responder a estas e muitas outras perguntas.</text:p>
      <text:p text:style-name="Standard"/>
      <text:p text:style-name="Standard">Tópicos deste vídeo:</text:p>
      <text:p text:style-name="Standard">00:00 – Capítulo 11, aula 04</text:p>
      <text:p text:style-name="Standard">00:16 – Vídeos com eficiência em sites</text:p>
      <text:p text:style-name="Standard">01:23 – Cursos de qualidade e profissionais</text:p>
      <text:p text:style-name="Standard">02:59 – Fazendo download de vídeos</text:p>
      <text:p text:style-name="Standard">04:21 – Compatibilidade de vídeos</text:p>
      <text:p text:style-name="Standard">05:04 – Uma dica para diminuir vídeos</text:p>
      <text:p text:style-name="Standard">06:18 – Criando um novo exercício</text:p>
      <text:p text:style-name="Standard">07:00 – Usando o Handbrake</text:p>
      <text:p text:style-name="Standard">08:03 – Receba notificações dos nossos vídeos</text:p>
      <text:p text:style-name="Standard">08:40 – Conversão de vídeos</text:p>
      <text:p text:style-name="Standard">09:54 – Cuidado com custos</text:p>
      <text:p text:style-name="Standard">10:50 – Comparando os formatos</text:p>
      <text:p text:style-name="Standard">12:07 – Encerramento</text:p>
      <text:p text:style-name="Standard"/>
      <text:p text:style-name="P1">Capítulo 11 Aula 5 – Vídeos em hospedagem própria</text:p>
      <text:p text:style-name="Standard"/>
      <text:p text:style-name="Standard">Você sabe como adicionar vídeos em sites usando código HTML5 para incorporação? Sabe quais são os melhores formatos para hospedagem de vídeos? Sabe como manter a compatibilidade de navegadores com vídeos de vários formatos? Pois acompanhe esse vídeo até o final para responder a estas e muitas outras perguntas.</text:p>
      <text:p text:style-name="Standard"/>
      <text:p text:style-name="Standard">Tópicos deste vídeo:</text:p>
      <text:p text:style-name="Standard"><text:soft-page-break/>00:00 – Capítulo 11, aula 05</text:p>
      <text:p text:style-name="Standard">00:21 – Vídeos hospedados localmente</text:p>
      <text:p text:style-name="Standard">00:55 – Cursos grátis e com certificado</text:p>
      <text:p text:style-name="Standard">02:06 – Por que usar vídeos em vários formatos?</text:p>
      <text:p text:style-name="Standard">03:24 – Criando o HTML para inserir o vídeo</text:p>
      <text:p text:style-name="Standard">04:54 – Tag para inserir vídeo</text:p>
      <text:p text:style-name="Standard">05:44 – Ligando o player</text:p>
      <text:p text:style-name="Standard">06:22 – Compatibilidade com navegadores</text:p>
      <text:p text:style-name="Standard">06:57 – Tag com múltiplos formatos</text:p>
      <text:p text:style-name="Standard">08:24 – Configurando a thumb do vídeo em HTML</text:p>
      <text:p text:style-name="Standard">09:15 – Cuidado! Custo de hospedar local</text:p>
      <text:p text:style-name="Standard">11:04 – Quer um certificado para esse curso?</text:p>
      <text:p text:style-name="Standard">11:47 – Encerramento</text:p>
      <text:p text:style-name="Standard"/>
      <text:p text:style-name="P1">Capítulo 11 Aula 6 – Incorporação de vídeos externos</text:p>
      <text:p text:style-name="Standard"/>
      <text:p text:style-name="Standard">Você sabe como colocar vídeos do YouTube ou Vimeo no seu site? Sabe como incorporar código HTML5 que vem de sites de vídeos? Sabe quais são as vantagens e desvantagens em hospedar vídeos local ou externamente? Pois acompanhe esse vídeo até o final para responder a estas e muitas outras perguntas.</text:p>
      <text:p text:style-name="Standard"/>
      <text:p text:style-name="Standard">Tópicos deste vídeo:</text:p>
      <text:p text:style-name="Standard">00:00 – Capítulo 11, aula 06</text:p>
      <text:p text:style-name="Standard">00:18 – O problema do custo</text:p>
      <text:p text:style-name="Standard">01:02 – A especialista em criação de sites</text:p>
      <text:p text:style-name="Standard">02:27 – O exercício que fizemos anteriormente</text:p>
      <text:p text:style-name="Standard">03:09 – Inserindo vídeos do YouTube</text:p>
      <text:p text:style-name="Standard">04:01 – Copiando o código de incorporação</text:p>
      <text:p text:style-name="Standard">04:40 – Inserindo código YouTube no HTML</text:p>
      <text:p text:style-name="Standard">05:34 – A grande vantagem em usar YouTube</text:p>
      <text:p text:style-name="Standard">06:30 – Tornando um vídeo exclusivo do seu site</text:p>
      <text:p text:style-name="Standard">07:06 – A opção do Vimeo</text:p>
      <text:p text:style-name="Standard">08:14 – Vantagens e desvantagens do Vimeo</text:p>
      <text:p text:style-name="Standard">08:37 – Código de incorporação no Vimeo</text:p>
      <text:p text:style-name="Standard">09:46 – Inserindo código Vimeo no HTML</text:p>
      <text:p text:style-name="Standard">10:22 – Comparando YouTube e Vimeo</text:p>
      <text:p text:style-name="Standard">11:30 – Vídeos não listados YouTube são seguros?</text:p>
      <text:p text:style-name="Standard">12:29 – Ajude o canal do CursoemVideo</text:p>
      <text:p text:style-name="Standard">13:09 – Desafios estão chegando</text:p>
      <text:p text:style-name="Standard"/>
      <text:p text:style-name="P1">Capítulo 11 Aula 7 – Desafio: um site com vídeos</text:p>
      <text:p text:style-name="Standard"/>
      <text:p text:style-name="Standard">Você aceita um desafio? Vamos criar um site que tenha vídeos? Um exercício que utiliza vídeos em sites. Tente fazer na sua casa.</text:p>
      <text:p text:style-name="Standard"/>
      <text:p text:style-name="Standard">Tópicos deste vídeo:</text:p>
      <text:p text:style-name="Standard">00:00 – Capítulo 11, aula 07</text:p>
      <text:p text:style-name="Standard">00:14 – Desafio 9: um site com vídeos</text:p>
      <text:p text:style-name="Standard">00:32 – Cursos modernos e com qualidade</text:p>
      <text:p text:style-name="Standard">01:43 – Acessando a pasta do desafio</text:p>
      <text:p text:style-name="Standard">02:10 – Como vai ser o site pronto</text:p>
      <text:p text:style-name="Standard">03:45 – Compartilhe o curso</text:p>
      <text:p text:style-name="Standard"><text:soft-page-break/>04:22 – Vem aí as CSS</text:p>
      <text:p text:style-name="Standard"/>
      <text:p text:style-name="P1">Capítulo 12 Aula 1 – Estilos CSS inline</text:p>
      <text:p text:style-name="Standard"/>
      <text:p text:style-name="Standard">Você sabe aplicar estilos ao seu site usando CSS? Sabe para que serve a técnica de CSS inline? Conhece as desvantagens do uso de CSS junto com comandos HTML na mesma linha? Pois acompanhe esse vídeo até o final para responder a estas e muitas outras perguntas.</text:p>
      <text:p text:style-name="Standard"/>
      <text:p text:style-name="Standard">Tópicos deste vídeo:</text:p>
      <text:p text:style-name="Standard">00:00 – Capítulo 12, aula 01</text:p>
      <text:p text:style-name="Standard">00:14 – Introdução aos estilos CSS</text:p>
      <text:p text:style-name="Standard">01:48 – Cursos grátis e com certificado</text:p>
      <text:p text:style-name="Standard">02:45 – O que são as CSS?</text:p>
      <text:p text:style-name="Standard">03:32 – Criando um exercício com estilo</text:p>
      <text:p text:style-name="Standard">04:12 – Não faça do jeito errado</text:p>
      <text:p text:style-name="Standard">05:02 – Fazendo do jeito certo</text:p>
      <text:p text:style-name="Standard">06:41 – Modificando cores com CSS</text:p>
      <text:p text:style-name="Standard">08:31 – Modificando fonte com CSS</text:p>
      <text:p text:style-name="Standard">08:52 – A diferença entre HTML e CSS</text:p>
      <text:p text:style-name="Standard">09:24 – Tudo vai ficando confuso</text:p>
      <text:p text:style-name="Standard">11:33 – Desvantagens dos CSS inline</text:p>
      <text:p text:style-name="Standard">14:54 – Segue a gente no Instagram</text:p>
      <text:p text:style-name="Standard">15:21 – Encerrando</text:p>
      <text:p text:style-name="Standard"/>
      <text:p text:style-name="P1">Capítulo 12 Aula 2 – Estilos CSS internos</text:p>
      <text:p text:style-name="Standard"/>
      <text:p text:style-name="Standard">Você sabe como criar estilos internos em páginas HTML5 com CSS3? Sabe qual é a diferença entre estilos inline e estilos internos? Sabe como criar um seletor em CSS? Sabe quais são as vantagens e desvantagens do uso de estilos internos CSS? Pois acompanhe esse vídeo até o final para responder a estas e muitas outras perguntas.</text:p>
      <text:p text:style-name="Standard"/>
      <text:p text:style-name="Standard">Tópicos deste vídeo:</text:p>
      <text:p text:style-name="Standard">00:00 – Capítulo 12, aula 02</text:p>
      <text:p text:style-name="Standard">00:15 – Separando conteúdo e estilo</text:p>
      <text:p text:style-name="Standard">01:02 – O melhor lugar para hospedar seu site</text:p>
      <text:p text:style-name="Standard">02:15 – Estilo inline fica muito confuso</text:p>
      <text:p text:style-name="Standard">02:57 – Criando uma cópia do exercício</text:p>
      <text:p text:style-name="Standard">03:45 – Removendo o estilo anterior</text:p>
      <text:p text:style-name="Standard">04:23 – Criando um estilo local</text:p>
      <text:p text:style-name="Standard">05:12 – Criando um seletor CSS</text:p>
      <text:p text:style-name="Standard">05:58 – Vantagens do estilo isolado</text:p>
      <text:p text:style-name="Standard">07:40 – Tudo ficou mais organizado</text:p>
      <text:p text:style-name="Standard">09:11 – Torne-se apoiador do projeto</text:p>
      <text:p text:style-name="Standard">09:54 – Desvantagens dos estilos internos</text:p>
      <text:p text:style-name="Standard">11:34 – Vem aí a terceira técnica</text:p>
      <text:p text:style-name="Standard"/>
      <text:p text:style-name="P1">Capítulo 12 Aula 3 – Estilos CSS externos</text:p>
      <text:p text:style-name="Standard"/>
      <text:p text:style-name="Standard">Você sabe como utilizar estilos externos em CSS? Sabe quais são as vantagens do uso de estilos externos no seu site? Sabia que podemos misturar várias técnicas de estilos CSS? Sabe qual é a técnica que prevalece sobre as outras? Pois acompanhe esse vídeo até o final para responder a estas e muitas outras perguntas.</text:p>
      <text:p text:style-name="Standard"><text:soft-page-break/></text:p>
      <text:p text:style-name="Standard">Tópicos deste vídeo:</text:p>
      <text:p text:style-name="Standard">00:00 – Capítulo 12, aula 03</text:p>
      <text:p text:style-name="Standard">00:16 – A maneira mais versátil de inserir estilos</text:p>
      <text:p text:style-name="Standard">00:54 – Curso de fundamentos de programação</text:p>
      <text:p text:style-name="Standard">02:11 – Duplicando o exercício anterior</text:p>
      <text:p text:style-name="Standard">02:53 – O que é um estilo externo?</text:p>
      <text:p text:style-name="Standard">03:06 – Site com múltiplas páginas</text:p>
      <text:p text:style-name="Standard">04:15 – Ajuda para criar novos documentos</text:p>
      <text:p text:style-name="Standard">05:09 – Aplicando o mesmo estilo em várias páginas</text:p>
      <text:p text:style-name="Standard">05:41 – O problema de duplicar estilos</text:p>
      <text:p text:style-name="Standard">06:32 – Como usar estilo CSS externo</text:p>
      <text:p text:style-name="Standard">07:30 – A regra charset em CSS externo</text:p>
      <text:p text:style-name="Standard">08:20 – Aplicando estilo externo em várias páginas</text:p>
      <text:p text:style-name="Standard">10:19 – Recomendações para o uso de estilos CSS</text:p>
      <text:p text:style-name="Standard">10:51 – Siga a gente nas redes sociais</text:p>
      <text:p text:style-name="Standard">11:16 – Misturando múltiplas declarações CSS</text:p>
      <text:p text:style-name="Standard">13:11 – Compare os exercícios anteriores</text:p>
      <text:p text:style-name="Standard">15:03 – Qual é a melhor técnica?</text:p>
      <text:p text:style-name="Standard"/>
      <text:p text:style-name="P1">Fim do Módulo 1</text:p>
      <text:p text:style-name="Standard"/>
      <text:p text:style-name="Standard">Fim do módulo 01 do Curso Grátis de HTML5 e CSS3 do Curso em Vídeo, com o Professor Gustavo Guanabara.</text:p>
      <text:p text:style-name="Standard"/>
      <text:p text:style-name="Standard">Tópicos deste vídeo:</text:p>
      <text:p text:style-name="Standard">00:00 – Fim do Módulo 01</text:p>
      <text:p text:style-name="Standard">00:27 – O que é preciso para garantir o certificado?</text:p>
      <text:p text:style-name="Standard">01:13 – O que aprendemos no módulo 1?</text:p>
      <text:p text:style-name="Standard">02:08 – Quando vai sair o módulo 2?</text:p>
      <text:p text:style-name="Standard">02:43 – Link para acessar o curso</text:p>
      <text:p text:style-name="Standard">03:48 – O certificado é válido?</text:p>
      <text:p text:style-name="Standard">04:21 – O que vem no certificado?</text:p>
      <text:p text:style-name="Standard">06:40 – O que vamos aprender no módulo 2?</text:p>
      <text:p text:style-name="Standard">08:11 – Criando login para acessar</text:p>
      <text:p text:style-name="Standard">10:15 – Acessando painel do aluno</text:p>
      <text:p text:style-name="Standard">10:40 – Como funcionam os créditos de certificado?</text:p>
      <text:p text:style-name="Standard">11:12 – Torne-se apoiador e ganhe créditos</text:p>
      <text:p text:style-name="Standard">11:51 – Hall da Fama do Curso em Vídeo</text:p>
      <text:p text:style-name="Standard">14:45 – Iniciando o curso de HTML5</text:p>
      <text:p text:style-name="Standard">15:59 – O certificado chega na minha casa?</text:p>
      <text:p text:style-name="Standard">16:40 – Dicas finais</text:p>
      <text:p text:style-name="Standard"/>
      <text:p text:style-name="P1">Capítulo 13 Aula 00 – O que vamos aprender no módulo 02?</text:p>
      <text:p text:style-name="Standard"/>
      <text:p text:style-name="Standard">Tópicos desse vídeo:</text:p>
      <text:p text:style-name="Standard">00:00​ – O que vamos aprender no módulo 2?</text:p>
      <text:p text:style-name="Standard">00:26​ – Você já viu o módulo 1?</text:p>
      <text:p text:style-name="Standard">01:04​ – Quer ver aulas antes de todo mundo?</text:p>
      <text:p text:style-name="Standard">01:27​ – Quer cursos com certificado?</text:p>
      <text:p text:style-name="Standard">03:53​ – Mais aulas do módulo 2</text:p>
      <text:p text:style-name="Standard">05:34​ – Quais serão os assuntos do módulo?</text:p>
      <text:p text:style-name="Standard"><text:soft-page-break/>05:51​ – Estudos de cores</text:p>
      <text:p text:style-name="Standard">06:40​ – Tipografia</text:p>
      <text:p text:style-name="Standard">07:51​ – CSS id e class</text:p>
      <text:p text:style-name="Standard">08:13​ – Modelo de caixas</text:p>
      <text:p text:style-name="Standard">08:47​ – Criando um site do zero</text:p>
      <text:p text:style-name="Standard">09:25​ – Projeto que será criado</text:p>
      <text:p text:style-name="Standard">11:37​ – Seu módulo 2 vai começar</text:p>
      <text:p text:style-name="Standard">12:28​ – Quer ser avisado quando sair aula nova?</text:p>
      <text:p text:style-name="Standard"/>
      <text:p text:style-name="P1">Capítulo 13 Aula 01 – Psicologia das Cores</text:p>
      <text:p text:style-name="Standard"/>
      <text:p text:style-name="Standard">Você sabe a importância que as cores possuem? Sabe como escolher uma boa cor para seu projeto? Sabia que as grandes marcas escolhem cores baseadas na emoção que elas geram? Pois acompanhe esse vídeo até o final para responder a estas e muitas outras perguntas.</text:p>
      <text:p text:style-name="Standard"/>
      <text:p text:style-name="Standard">Tópicos deste vídeo:</text:p>
      <text:p text:style-name="Standard">00:00​ – Módulo02, Capítulo 13, aula 01</text:p>
      <text:p text:style-name="Standard">00:14​ – Fundamentos básicos do design</text:p>
      <text:p text:style-name="Standard">00:55​ – O que vamos precisar?</text:p>
      <text:p text:style-name="Standard">01:25​ – A emoção das cores</text:p>
      <text:p text:style-name="Standard">02:48​ – A importância das cores</text:p>
      <text:p text:style-name="Standard">05:01​ – Aprenda mais com cursos extras</text:p>
      <text:p text:style-name="Standard">06:42​ – Para que as marcas usam o azul?</text:p>
      <text:p text:style-name="Standard">09:16​ – O uso do vermelho</text:p>
      <text:p text:style-name="Standard">10:41​ – Cuidado com o background preto</text:p>
      <text:p text:style-name="Standard">12:18​ – Cores para comida?</text:p>
      <text:p text:style-name="Standard">13:57​ – O uso do verde</text:p>
      <text:p text:style-name="Standard">15:37​ – Projetos Monocromáticos</text:p>
      <text:p text:style-name="Standard">16:44​ – Cores e o luxo</text:p>
      <text:p text:style-name="Standard">17:25​ – O uso do marrom</text:p>
      <text:p text:style-name="Standard">18:24​ – Ajude a divulgar o curso</text:p>
      <text:p text:style-name="Standard">20:11​ – Casos modernos e bonitos</text:p>
      <text:p text:style-name="Standard">23:30​ – Próximos passos</text:p>
      <text:p text:style-name="Standard"/>
      <text:p text:style-name="P1">Capítulo 13 Aula 02 – Representando Cores com CSS3</text:p>
      <text:p text:style-name="P7"/>
      <text:p text:style-name="P7">Você sabe como representar cores usando CSS3? Sabe usar a representação de cores em Hex? Sabe a diferença entre usar rgb() e hsl() para cores em CSS? O que é rgba() e hsla() para CSS? Pois acompanhe esse vídeo até o final para responder a estas e muitas outras perguntas.</text:p>
      <text:p text:style-name="P7"/>
      <text:p text:style-name="P7">Tópicos deste vídeo:</text:p>
      <text:p text:style-name="P7">00:00​ – Módulo 02, Capítulo 13, aula 02</text:p>
      <text:p text:style-name="P7">00:17​ – O que vimos até aqui?</text:p>
      <text:p text:style-name="P7">01:36​ – Cursos grátis de tecnologia</text:p>
      <text:p text:style-name="P7">02:46​ – Criando o exercício</text:p>
      <text:p text:style-name="P7">03:55​ – Configurando as propriedades básicas</text:p>
      <text:p text:style-name="P7">05:20​ – Usando cores Hex</text:p>
      <text:p text:style-name="P7">07:16​ – Como representar cores em hexadecimais?</text:p>
      <text:p text:style-name="P7">07:45​ – Cores Hex com o GIMP</text:p>
      <text:p text:style-name="P7">09:59​ – Usando a função rgb()</text:p>
      <text:p text:style-name="P7">12:25​ – Seja um apoiador</text:p>
      <text:p text:style-name="P7">13:21​ – Matiz, saturação e luminosidade com hsl()</text:p>
      <text:p text:style-name="P7"><text:soft-page-break/>14:55​ – Facilitando o uso de cores com VSCode</text:p>
      <text:p text:style-name="P7">16:56​ – Usando transparência com rgba()</text:p>
      <text:p text:style-name="P7">18:44​ – Usando hsla()</text:p>
      <text:p text:style-name="P7">19:00​ – Várias maneiras de representar cores</text:p>
      <text:p text:style-name="P7">19:18​ – Não consigo harmonizar as cores</text:p>
      <text:p text:style-name="P7"/>
      <text:p text:style-name="P3">Capítulo 13 Aula 03 – Harmonia de cores</text:p>
      <text:p text:style-name="P7"/>
      <text:p text:style-name="P1">Capítulo 13 Aula 04 – Paleta de cores</text:p>
      <text:p text:style-name="P7"/>
      <text:p text:style-name="P1">Capítulo 13 Aula 05 – Como capturar cores da tela?</text:p>
      <text:p text:style-name="P7"/>
      <text:p text:style-name="P8">ColorZilla (extensão Chrome)</text:p>
      <text:p text:style-name="P8">Coolors.co</text:p>
      <text:p text:style-name="P8">Color.adobe.com</text:p>
      <text:p text:style-name="P7"/>
      <text:p text:style-name="P1">Capítulo 13 Aula 06 – Como criar degradê com CSS?</text:p>
      <text:p text:style-name="P7"/>
      <text:p text:style-name="P7">Você sabe como criar degradês usando CSS? Sabe como definir gradientes lineares e radiais usando propriedades linear-gradient e radial-gradient com CSS? Sabe como extrair o degradê de uma imagem e aplicar ao seu site? Pois acompanhe este vídeo até o final para responder a estas e muitas outras perguntas.</text:p>
      <text:p text:style-name="P7"/>
      <text:p text:style-name="P7">Tópicos deste vídeo:</text:p>
      <text:p text:style-name="P7">00:00​ – Módulo 02, Capítulo 13, aula 06</text:p>
      <text:p text:style-name="P7">00:15​ – Aprendemos muito sobre cores</text:p>
      <text:p text:style-name="P7">00:49​ – Soluções digitais para o seu negócio</text:p>
      <text:p text:style-name="P7">02:23​ – Criando um novo exercício</text:p>
      <text:p text:style-name="P7">03:04​ – Mudando a cor do fundo da página</text:p>
      <text:p text:style-name="P7">03:47​ – Usando o background-image para degradê</text:p>
      <text:p text:style-name="P7">04:08​ – Usando o linear-gradient em CSS</text:p>
      <text:p text:style-name="P7">05:00​ – Configurações globais das CSS</text:p>
      <text:p text:style-name="P7">05:50​ – Fazendo um degradê mais harmônico</text:p>
      <text:p text:style-name="P7">06:52​ – Deixando o fundo em degradê fixo na tela</text:p>
      <text:p text:style-name="P7">07:14​ – Copiando o degradê do Instagram</text:p>
      <text:p text:style-name="P7">09:02​ – Mudando o ângulo do degradê em graus</text:p>
      <text:p text:style-name="P7">09:36​ – Usando um radial-gradient</text:p>
      <text:p text:style-name="P7">10:30​ – Personalizando ainda mais o degradê</text:p>
      <text:p text:style-name="P7">11:27​ – Cuidado com o exagero</text:p>
      <text:p text:style-name="P7">12:12​ – Não se esqueça de ajudar o canal</text:p>
      <text:p text:style-name="P7">12:54​ – Vamos começar a montar sites harmônicos</text:p>
      <text:p text:style-name="P7"/>
      <text:p text:style-name="P1">Capítulo 13 Aula 07 – Criando um exemplo real</text:p>
      <text:p text:style-name="P7"/>
      <text:p text:style-name="P7">Vamos criar a nossa primeira página com conteúdo formatado por CSS3 e com paleta de cores. Quer aprender como criar um site a partir do zero? Pois acompanhe este vídeo até o final para responder a estas e muitas outras perguntas.</text:p>
      <text:p text:style-name="P7"/>
      <text:p text:style-name="P7">Tópicos deste vídeo:</text:p>
      <text:p text:style-name="P7">00:00​ – Módulo 02, Capítulo 13, aula 07</text:p>
      <text:p text:style-name="P7">00:14​ – Exemplo prático de cores em HTML5 e CSS3</text:p>
      <text:p text:style-name="P7">01:04​ – Vários cursos inéditos</text:p>
      <text:p text:style-name="P7"><text:soft-page-break/>02:22​ – Criando os arquivos básicos</text:p>
      <text:p text:style-name="P7">03:50​ – Abrindo a página de exemplo</text:p>
      <text:p text:style-name="P7">04:44​ – Começando a criar o estilo CSS3</text:p>
      <text:p text:style-name="P7">05:42​ – Escolhendo uma paleta de cores</text:p>
      <text:p text:style-name="P7">06:31​ – Degradê da página</text:p>
      <text:p text:style-name="P7">07:22​ – Demarcando e formatando o conteúdo</text:p>
      <text:p text:style-name="P7">08:27​ – Centralizando o bloco</text:p>
      <text:p text:style-name="P7">08:51​ – Formatando os títulos</text:p>
      <text:p text:style-name="P7">09:52​ – Arredondando as bordas</text:p>
      <text:p text:style-name="P7">10:13​ – Criando uma sombra</text:p>
      <text:p text:style-name="P7">11:35​ – Monocromia e transparência</text:p>
      <text:p text:style-name="P7">12:15​ – Alinhando e formatando título principal</text:p>
      <text:p text:style-name="P7">13:18​ – Comparando o antes e depois</text:p>
      <text:p text:style-name="P7">14:09​ – Ajude a compartilhar o curso</text:p>
      <text:p text:style-name="P7">14:44​ – Próximo assunto: tipografia</text:p>
      <text:p text:style-name="P7"/>
      <text:p text:style-name="P1">Capítulo 14 Aula 01 – Primeiros passos em Tipografia</text:p>
      <text:p text:style-name="P7"/>
      <text:p text:style-name="P7">Você sabe o que significa tipografia? Sabe a importância na escolha de letras para representar nosso conteúdo? Sabe o que são tipos? Sabe como os primeiros livros eram replicados? Sabe quem é Gutenberg? Sabe qual foi a importância na criação da prensa de tipos móveis? Pois acompanhe este vídeo até o final para responder a estas e muitas outras perguntas.</text:p>
      <text:p text:style-name="P7"/>
      <text:p text:style-name="P7">Tópicos deste vídeo:</text:p>
      <text:p text:style-name="P7">00:00​ – Módulo 02, Capítulo 14, aula 01</text:p>
      <text:p text:style-name="P7">00:14​ – Novo capítulo, novo conceito importante</text:p>
      <text:p text:style-name="P7">00:57​ – O que veremos nesse vídeo?</text:p>
      <text:p text:style-name="P7">01:34​ – Curso grátis de criação de apps para dispositivos móveis</text:p>
      <text:p text:style-name="P7">02:37​ – Conceitos fundamentais de tipografia</text:p>
      <text:p text:style-name="P7">03:20​ – Como os livros eram feitos antigamente?</text:p>
      <text:p text:style-name="P7">05:00​ – O grande invento de Gutenberg</text:p>
      <text:p text:style-name="P7">07:10​ – Quem é o pai da imprensa?</text:p>
      <text:p text:style-name="P7">08:25​ – Ajude a divulgar o nosso material</text:p>
      <text:p text:style-name="P7">09:50​ – Letras mais fáceis de ler</text:p>
      <text:p text:style-name="P7">10:38​ – O que significa tipografia?</text:p>
      <text:p text:style-name="P7">11:40​ – Tipos e as emoções</text:p>
      <text:p text:style-name="P7">12:40​ – Exemplo 1 de aplicação de tipo</text:p>
      <text:p text:style-name="P7">13:47​ – Exemplo 2 de aplicação de tipo</text:p>
      <text:p text:style-name="P7">14:36​ – Exemplo 3 de aplicação de tipo</text:p>
      <text:p text:style-name="P7">15:20​ – Vamos continuar com os conceitos</text:p>
      <text:p text:style-name="P7"/>
      <text:p text:style-name="P1">Capítulo 14 Aula 02 – Anatomia do tipo</text:p>
      <text:p text:style-name="P7"/>
      <text:p text:style-name="P7">Você está aprendendo as bases da tipografia e quer aprender as características anatômicas de um determinado tipo de fonte? Sabe classificar as fontes por sua categoria? Sabe o que é um glifo? Consegue identificar as partes da anatomia de uma fonte? Pois acompanhe este vídeo até o final para responder a estas e muitas outras perguntas.</text:p>
      <text:p text:style-name="P7"/>
      <text:p text:style-name="P7">Tópicos deste vídeo:</text:p>
      <text:p text:style-name="P7">00:00​ – Módulo 02, Capítulo 14, aula 02</text:p>
      <text:p text:style-name="P7">00:14​ – O que vimos até aqui</text:p>
      <text:p text:style-name="P7">00:54​ – Cursos grátis para ajudar na sua carreira</text:p>
      <text:p text:style-name="P7"><text:soft-page-break/>02:02​ – Anatomia do tipo</text:p>
      <text:p text:style-name="P7">03:43​ – Altura X</text:p>
      <text:p text:style-name="P7">04:54​ – Altura das maiúsculas</text:p>
      <text:p text:style-name="P7">05:22​ – Ascendente e descendente</text:p>
      <text:p text:style-name="P7">06:05​ – Altura do corpo</text:p>
      <text:p text:style-name="P7">06:52​ – A importância da serifa</text:p>
      <text:p text:style-name="P7">08:23​ – Experiência de leitura</text:p>
      <text:p text:style-name="P7">11:05​ – Seja um apoiador do projeto e ganhe certificados</text:p>
      <text:p text:style-name="P7">11:47​ – Anatomias geométricas</text:p>
      <text:p text:style-name="P7">13:54​ – Anatomias humanizadas</text:p>
      <text:p text:style-name="P7">16:00​ – O que é um glifo</text:p>
      <text:p text:style-name="P7">16:27​ – O que é uma fonte</text:p>
      <text:p text:style-name="P7">17:05​ – Família tipográfica</text:p>
      <text:p text:style-name="P7">18:44​ – Categorias de fontes</text:p>
      <text:p text:style-name="P7">19:25​ – Fontes serifadas e sem sérias</text:p>
      <text:p text:style-name="P7">20:19​ – Recomendações de uso de fontes</text:p>
      <text:p text:style-name="P7">21:34​ – Fontes monoespaçadas</text:p>
      <text:p text:style-name="P7">23:07​ – Fontes handwrite e comemorativas</text:p>
      <text:p text:style-name="P7">24:34​ – Vamos aplicar tudo na prática</text:p>
      <text:p text:style-name="P7"/>
      <text:p text:style-name="P1">Capítulo 14 Aula 03 – Famílias de fonte com CSS</text:p>
      <text:p text:style-name="P7"/>
      <text:p text:style-name="P7">Você sabe configurar a família de fontes para seu site? Conhece o que são as Web Safe Font Combinations? Sabe como se usam os tipos genéricos serif, sans-serif e monospace? Pois acompanhe este vídeo até o final para responder a estas e muitas outras perguntas.</text:p>
      <text:p text:style-name="P7"/>
      <text:p text:style-name="P7">Tópicos deste vídeo:</text:p>
      <text:p text:style-name="P7">00:00​ – Módulo 02, Capítulo 14, aula 03</text:p>
      <text:p text:style-name="P7">00:14​ – Vamos continuar a estudar fontes</text:p>
      <text:p text:style-name="P7">00:55​ – Aprenda a criar aplicativos Android</text:p>
      <text:p text:style-name="P7">02:05​ – Criando um novo exercício</text:p>
      <text:p text:style-name="P7">03:18​ – Criando o conteúdo genérico</text:p>
      <text:p text:style-name="P7">04:20​ – Mudando a família da fonte</text:p>
      <text:p text:style-name="P7">05:21​ – Segue a gente nas redes sociais</text:p>
      <text:p text:style-name="P7">05:49​ – Usando múltiplas fontes alternativas</text:p>
      <text:p text:style-name="P7">07:29​ – Web safe font combinations</text:p>
      <text:p text:style-name="P7">08:30​ – Fontes genéricas</text:p>
      <text:p text:style-name="P7">09:24​ – VSCode te ajuda com as combinações</text:p>
      <text:p text:style-name="P7">10:25​ – Família de fonte para títulos</text:p>
      <text:p text:style-name="P7">11:34​ – Vamos falar sobre tamanho de fonte</text:p>
      <text:p text:style-name="P7"/>
      <text:p text:style-name="P7">Capítulo 14 Aula 04 – Tamanho de fonte e suas medidas</text:p>
      <text:p text:style-name="P7"/>
      <text:p text:style-name="P7">Você sabe usar a propriedade font-size nas suas configurações CSS? Sabe qual é a diferença entre usar medidas absolutas (cm, mm, in, pt, px, pc) e relativas (em, ex, rem, vh, vw, %) para a propriedade de tamanho de fonte? Sabe qual é a recomendação do consórcio W3C para definir tamanhos de fonte? Pois acompanhe este vídeo até o final para responder a estas e muitas outras perguntas.</text:p>
      <text:p text:style-name="P7"/>
      <text:p text:style-name="P7">Tópicos deste vídeo:</text:p>
      <text:p text:style-name="P7">00:00​ – Módulo 02, Capítulo 14, aula 04</text:p>
      <text:p text:style-name="P7">00:14​ – Seguindo as normas da W3C</text:p>
      <text:p text:style-name="P7"><text:soft-page-break/>01:02​ – Cursos grátis para quem está começando agora</text:p>
      <text:p text:style-name="P7">02:24​ – Usando o font-size</text:p>
      <text:p text:style-name="P7">02:49​ – Medidas absolutas para tamanho</text:p>
      <text:p text:style-name="P7">04:17​ – Medidas relativas para tamanho</text:p>
      <text:p text:style-name="P7">05:28​ – Usaremos mais a medida “em”</text:p>
      <text:p text:style-name="P7">06:38​ – Seja avisado sobre nossos lançamentos</text:p>
      <text:p text:style-name="P7">07:15​ – Experimentando outras medidas</text:p>
      <text:p text:style-name="P7">07:50​ – Qual é o tamanho normal de uma fonte na tela</text:p>
      <text:p text:style-name="P7">08:23​ – Diferença entre medidas px e pt</text:p>
      <text:p text:style-name="P7">09:15​ – Relação entre medidas px e em</text:p>
      <text:p text:style-name="P7">10:44​ – Recomendações oficiais</text:p>
      <text:p text:style-name="P7">11:31​ – Mais propriedades de fonte</text:p>
      <text:p text:style-name="P7"/>
      <text:p text:style-name="P1">Capítulo 14 Aula 05 – Peso, estilo e shorthand font</text:p>
      <text:p text:style-name="P7"/>
      <text:p text:style-name="P7">Quer aprender como usar as propriedades font-weight para peso, font-style para itálico e text-decoration para sublinhado? Sabe como usar pesos em medidas diferentes para fontes? Já ouviu falar na shorthand font para simplificar tudo em CSS? Pois acompanhe este vídeo até o final para responder a estas e muitas outras perguntas.</text:p>
      <text:p text:style-name="P7"/>
      <text:p text:style-name="P7">Tópicos deste vídeo:</text:p>
      <text:p text:style-name="P7">00:00​ – Módulo 02, Capítulo 14, aula 05</text:p>
      <text:p text:style-name="P7">00:15​ – Peso, estilo e shorthand</text:p>
      <text:p text:style-name="P7">00:59​ – O melhor local para colocar seu site</text:p>
      <text:p text:style-name="P7">02:30​ – Peso da fonte</text:p>
      <text:p text:style-name="P7">03:39​ – Uso do font-weight</text:p>
      <text:p text:style-name="P7">04:11​ – Peso com palavras-chave</text:p>
      <text:p text:style-name="P7">05:07​ – Peso com variações numéricas</text:p>
      <text:p text:style-name="P7">06:05​ – Nem toda fonte tem variações</text:p>
      <text:p text:style-name="P7">06:37​ – Uso do font-style</text:p>
      <text:p text:style-name="P7">08:00​ – Uso do text-decoration</text:p>
      <text:p text:style-name="P7">08:36​ – Configuração de exemplo</text:p>
      <text:p text:style-name="P7">09:11​ – Simplificando tudo com shorthand Font</text:p>
      <text:p text:style-name="P7">11:06​ – Um outro exemplo de simplificação</text:p>
      <text:p text:style-name="P7">11:51​ – Quer conquistar cinco certificados?</text:p>
      <text:p text:style-name="P7">12:33​ – Usando fontes externas</text:p>
      <text:p text:style-name="P7"/>
      <text:p text:style-name="P1">Capítulo 14 Aula 06 – Usando Google Fonts</text:p>
      <text:p text:style-name="P7"/>
      <text:p text:style-name="P7">Quer aprender como usar as propriedades font-weight para peso, font-style para itálico e text-decoration para sublinhado? Sabe como usar pesos em medidas diferentes para fontes? Já ouviu falar na shorthand font para simplificar tudo em CSS? Pois acompanhe este vídeo até o final para responder a estas e muitas outras perguntas.</text:p>
      <text:p text:style-name="P7"/>
      <text:p text:style-name="P7">Tópicos deste vídeo:</text:p>
      <text:p text:style-name="P7">00:00​ – Módulo 02, Capítulo 14, aula 06</text:p>
      <text:p text:style-name="P7">00:14​ – Usando fontes externas em sites</text:p>
      <text:p text:style-name="P7">00:43​ – Quer aprender a produzir vídeos?</text:p>
      <text:p text:style-name="P7">02:14​ – Criando um novo exercícios</text:p>
      <text:p text:style-name="P7">04:28​ – Acessando o Google Fonts</text:p>
      <text:p text:style-name="P7">05:10​ – Filtrando fontes por categoria</text:p>
      <text:p text:style-name="P7">05:46​ – Usando uma fonte escolhida</text:p>
      <text:p text:style-name="P7"><text:soft-page-break/>06:48​ – Código de incorporação da fonte</text:p>
      <text:p text:style-name="P7">07:20​ – Colocando o código no arquivo CSS</text:p>
      <text:p text:style-name="P7">07:49​ – Escolhendo uma fonte mais completa</text:p>
      <text:p text:style-name="P7">09:00​ – Importando a segunda fonte</text:p>
      <text:p text:style-name="P7">09:47​ – Aplicando a fonte ao conteúdo HTML</text:p>
      <text:p text:style-name="P7">11:38​ – Mais opções do Google Fonts</text:p>
      <text:p text:style-name="P7">12:26​ – E se a fonte não estiver no Google Fonts?</text:p>
      <text:p text:style-name="P7">13:36​ – Quantas fontes usar em um site?</text:p>
      <text:p text:style-name="P7">13:55​ – Nos ajude a chegar mais longe</text:p>
      <text:p text:style-name="P7">14:36​ – Usando fontes externas baixadas</text:p>
      <text:p text:style-name="P7"/>
      <text:p text:style-name="P1">Capítulo 14 Aula 07 – Usando fontes externas baixadas</text:p>
      <text:p text:style-name="P7"/>
      <text:p text:style-name="P7">Você sabe como usar arquivos TTF ou OTF para adicionar fontes externas via CSS? Sabe a diferença entre fontes TTF e fontes OTF? Sabe onde baixar fontes TTF e OTF? É possível misturar Google Fonts e fontes TTF/OTF externas em um mesmo site? Pois acompanhe este vídeo até o final para responder a estas e muitas outras perguntas.</text:p>
      <text:p text:style-name="P7"/>
      <text:p text:style-name="P7">Tópicos deste vídeo:</text:p>
      <text:p text:style-name="P7">00:00​ – Módulo 02, Capítulo 14, aula 07</text:p>
      <text:p text:style-name="P7">00:13​ – Procurando uma fonte específica para seu site</text:p>
      <text:p text:style-name="P7">01:00​ – A sua oportunidade pode estar aqui</text:p>
      <text:p text:style-name="P7">02:07​ – Criando um novo exercício</text:p>
      <text:p text:style-name="P7">02:56​ – Montando o estilo CSS</text:p>
      <text:p text:style-name="P7">03:20​ – Sites para baixar fontes</text:p>
      <text:p text:style-name="P7">03:56​ – Cuidado com fontes sem acentos</text:p>
      <text:p text:style-name="P7">05:00​ – Baixando uma fonte</text:p>
      <text:p text:style-name="P7">05:30​ – Onde colocar uma fonte externa no site</text:p>
      <text:p text:style-name="P7">06:01​ – Criando o seletor font-face</text:p>
      <text:p text:style-name="P7">06:50​ – Configurando a fonte personalizada</text:p>
      <text:p text:style-name="P7">07:28​ – Entenda sobre os tipos e formatos de fonte</text:p>
      <text:p text:style-name="P7">08:45​ – Configurações adicionais ao font-face</text:p>
      <text:p text:style-name="P7">10:00​ – Configurando pastas específicas para fontes</text:p>
      <text:p text:style-name="P7">11:22​ – Misturando fontes externas e Google Fonts</text:p>
      <text:p text:style-name="P7">12:11​ – Compartilhe o curso com os amigos</text:p>
      <text:p text:style-name="P7">12:47​ – Continuaremos com o assunto de fontes</text:p>
      <text:p text:style-name="P7"/>
      <text:p text:style-name="P1">Capítulo 14 Aula 08 – Capturando as fontes usadas em um site</text:p>
      <text:p text:style-name="P7"/>
      <text:p text:style-name="P7">Pois acompanhe este vídeo até o final para responder a estas e muitas outras perguntas.</text:p>
      <text:p text:style-name="P7"/>
      <text:p text:style-name="P7">Tópicos deste vídeo:</text:p>
      <text:p text:style-name="P7">00:00​ – Módulo 02, Capítulo 14, aula 08</text:p>
      <text:p text:style-name="P7">00:16​ – Como capturar uma fonte de um site?</text:p>
      <text:p text:style-name="P7">01:11​ – Uma grande ajuda para criar seu próprio site</text:p>
      <text:p text:style-name="P7">02:35​ – Iniciando um exemplo</text:p>
      <text:p text:style-name="P7">03:00​ – Baixando o Fonts Ninja</text:p>
      <text:p text:style-name="P7">04:02​ – Desligando uma extensão não usada</text:p>
      <text:p text:style-name="P7">04:26​ – Descobrindo as fontes de um site</text:p>
      <text:p text:style-name="P7">07:17​ – Procurando por uma fonte na Web</text:p>
      <text:p text:style-name="P7">09:43​ – Ajude a divulgar nosso curso</text:p>
      <text:p text:style-name="P7">11:08​ – Vamos falar sobre alinhamento de textos</text:p>
      <text:p text:style-name="P7"><text:soft-page-break/></text:p>
      <text:p text:style-name="P1">Capítulo 14 Aula 09 – Detectando fontes dentro de imagens</text:p>
      <text:p text:style-name="P7"/>
      <text:p text:style-name="P7">Você sabe como identificar a fonte de um texto que está dentro de uma imagem? Sabe como funcionam os identificadores de padrões para reconhecimento de fontes? Pois acompanhe este vídeo até o final para responder a estas e muitas outras perguntas.</text:p>
      <text:p text:style-name="P7"/>
      <text:p text:style-name="P7">Tópicos deste vídeo:</text:p>
      <text:p text:style-name="P7">00:00​ – Módulo 02, Capítulo 14, aula 09</text:p>
      <text:p text:style-name="P7">00:17​ – E se a fonte estiver em uma imagem?</text:p>
      <text:p text:style-name="P7">01:15​ – Quer aprender redes, Linux e eletrônica básica?</text:p>
      <text:p text:style-name="P7">02:50​ – Acessando os sites que serão usados</text:p>
      <text:p text:style-name="P7">03:28​ – A imagem que será usada como referência</text:p>
      <text:p text:style-name="P7">03:54​ – Usando o WhatFontIs</text:p>
      <text:p text:style-name="P7">09:13​ – Usando o Font Squirrel</text:p>
      <text:p text:style-name="P7">10:03​ – Usando o MyFonts</text:p>
      <text:p text:style-name="P7">11:19​ – Torne-se um apoiador do projeto</text:p>
      <text:p text:style-name="P7">12:02​ – Vamos falar sobre alinhamentos</text:p>
      <text:p text:style-name="P7"/>
      <text:p text:style-name="P7"><text:a xlink:type="simple" xlink:href="https://www.whatfontis.com/" text:style-name="Internet_20_link" text:visited-style-name="Visited_20_Internet_20_Link">https://www.whatfontis.com/</text:a></text:p>
      <text:p text:style-name="P7"/>
      <text:p text:style-name="P7"><text:a xlink:type="simple" xlink:href="https://www.fontsquirrel.com/" text:style-name="Internet_20_link" text:visited-style-name="Visited_20_Internet_20_Link">https://www.fontsquirrel.com/</text:a></text:p>
      <text:p text:style-name="P7"/>
      <text:p text:style-name="P7"><text:a xlink:type="simple" xlink:href="https://www.myfonts.com/" text:style-name="Internet_20_link" text:visited-style-name="Visited_20_Internet_20_Link">https://www.myfonts.com/</text:a></text:p>
      <text:p text:style-name="P7"/>
      <text:p text:style-name="P1">Capítulo 14 Aula 10 – Alinhamento de textos com CSS</text:p>
      <text:p text:style-name="P7"/>
      <text:p text:style-name="P7">Você sabe usar os tipos de alinhamento de texto usando CSS? Sabe porque a tag CENTER não existe mais? Sabe como criar o recuo inicial de um parágrafo usando folhas de estilo? Pois acompanhe este vídeo até o final para responder a estas e muitas outras perguntas.</text:p>
      <text:p text:style-name="P7"/>
      <text:p text:style-name="P7">Tópicos deste vídeo:</text:p>
      <text:p text:style-name="P7">00:00​ – Módulo 02, Capítulo 14, aula 10</text:p>
      <text:p text:style-name="P7">00:14​ – O que aprendemos até aqui?</text:p>
      <text:p text:style-name="P7">01:05​ – Faça vários outros cursos grátis</text:p>
      <text:p text:style-name="P7">02:14​ – Criando um novo projeto</text:p>
      <text:p text:style-name="P7">03:25​ – Tipos de alinhamento antigamente</text:p>
      <text:p text:style-name="P7">04:15​ – Fazendo alinhamento do jeito certo</text:p>
      <text:p text:style-name="P7">06:06​ – Recuo de parágrafo (text-indent)</text:p>
      <text:p text:style-name="P7">07:15​ – Não use mais a tag CENTER em HTML</text:p>
      <text:p text:style-name="P7">07:50​ – Acompanhe nosso trabalho nas redes sociais</text:p>
      <text:p text:style-name="P7">08:19​ – Dá pra personalizar ainda mais os seletores</text:p>
      <text:p text:style-name="P7"/>
      <text:p text:style-name="P1">Capítulo 15 Aula 02 – As diferenças entre id e class</text:p>
      <text:p text:style-name="P7"/>
      <text:p text:style-name="P7">Você sabe como criar seletores personalizados usando class? Sabe a diferença entre usar id e class em CSS? Quantas class podemos ter em uma mesma página? É verdade que só podemos usar um id por página? Pois acompanhe este vídeo até o final para responder a estas e muitas outras perguntas.</text:p>
      <text:p text:style-name="P7"/>
      <text:p text:style-name="P7">Tópicos deste vídeo:</text:p>
      <text:p text:style-name="P7">00:00​ – Módulo 02, Capítulo 15, aula 02</text:p>
      <text:p text:style-name="P7">00:14​ – Continuando onde paramos</text:p>
      <text:p text:style-name="P7"><text:soft-page-break/>00:49​ – Ajude a divulgar o curso</text:p>
      <text:p text:style-name="P7">02:14​ – O exercício da aula anterior</text:p>
      <text:p text:style-name="P7">02:58​ – Posso usar mais de um id igual?</text:p>
      <text:p text:style-name="P7">04:01​ – Uma formatação especial</text:p>
      <text:p text:style-name="P7">04:45​ – Qual é a diferença entre id e class?</text:p>
      <text:p text:style-name="P7">05:13​ – Dica para dar nome a uma class</text:p>
      <text:p text:style-name="P7">06:20​ – Criando configurações para cada classe</text:p>
      <text:p text:style-name="P7">07:35​ – Os certificados são válidos?</text:p>
      <text:p text:style-name="P7">08:16​ – Aumentando o alcance de uma classe</text:p>
      <text:p text:style-name="P7">09:08​ – Usando mais de uma classe em um elemento</text:p>
      <text:p text:style-name="P7">10:19​ – Usando id e classe em um mesmo elemento</text:p>
      <text:p text:style-name="P7">11:29​ – A prioridade é do id ou class?</text:p>
      <text:p text:style-name="P7">12:47​ – Próximo assunto das aulas</text:p>
      <text:p text:style-name="P7"/>
      <text:p text:style-name="P1">Capítulo 15 Aula 03 – Pseudo-classes em CSS</text:p>
      <text:p text:style-name="P7"/>
      <text:p text:style-name="P7">Você sabe o que são pseudo-classes? Sabe como usar pseudo-classes em uma página? Já ouviu falar na pseudo-classe :hover em CSS? Sabe como esconder e revelar elementos HTML utilizando CSS? Pois acompanhe este vídeo até o final para responder a estas e muitas outras perguntas.</text:p>
      <text:p text:style-name="P7"/>
      <text:p text:style-name="P7">Tópicos deste vídeo:</text:p>
      <text:p text:style-name="P7">00:00​ – Módulo 02, Capítulo 15, aula 03</text:p>
      <text:p text:style-name="P7">00:14​ – Vamos aprender pseudo-classes em CSS</text:p>
      <text:p text:style-name="P7">00:43​ – Empoderamento digital com a Recode</text:p>
      <text:p text:style-name="P7">01:51​ – Criando um novo exercício</text:p>
      <text:p text:style-name="P7">02:49​ – Criando algumas DIV</text:p>
      <text:p text:style-name="P7">03:15​ – Personalizando as DIV</text:p>
      <text:p text:style-name="P7">04:35​ – Usando alinhamento de bloco em linha</text:p>
      <text:p text:style-name="P7">05:39​ – O que são pseudo-classes</text:p>
      <text:p text:style-name="P7">06:11​ – Usando a pseudo-classe hover</text:p>
      <text:p text:style-name="P7">07:55​ – Ajude o canal</text:p>
      <text:p text:style-name="P7">08:35​ – Criando mais um exemplo</text:p>
      <text:p text:style-name="P7">09:22​ – Criando o estilo com pseudo-classe</text:p>
      <text:p text:style-name="P7">10:11​ – Escondendo um elemento da página</text:p>
      <text:p text:style-name="P7">11:11​ – Revelando um elemento escondido</text:p>
      <text:p text:style-name="P7">13:04​ – Próximo assunto: pseudo-elementos</text:p>
      <text:p text:style-name="P7"/>
      <text:p text:style-name="P9">div &gt; p { <text:s text:c="4"/>“ &gt; indica que todos os elementos, no caso p, dentro da div receberão os atributos”</text:p>
      <text:p text:style-name="P9"><text:s text:c="4"/>display: none; <text:s text:c="3"/>“Esconde todos os &lt;p&gt; dentro do elemento”</text:p>
      <text:p text:style-name="P9">}</text:p>
      <text:p text:style-name="P9"/>
      <text:p text:style-name="P4">Capítulo 15 Aula 04 – Pseudo-elementos em CSS</text:p>
      <text:p text:style-name="P9"/>
      <text:p text:style-name="P9">Você sabe o que são pseudo-elementos das CSS? Sabe como adicionar conteúdos específicos em elementos HTML utilizando pseudo-elementos? Sabe para que serve o símbolo :: usado em CSS? Pois acompanhe este vídeo até o final para responder a estas e muitas outras perguntas.</text:p>
      <text:p text:style-name="P9"/>
      <text:p text:style-name="P9">Tópicos deste vídeo:</text:p>
      <text:p text:style-name="P9">00:00​ – Módulo 02, Capítulo 15, aula 04</text:p>
      <text:p text:style-name="P9">00:15​ – O que aprendemos até aqui</text:p>
      <text:p text:style-name="P9">00:45​ – Onde hospedar seu site?</text:p>
      <text:p text:style-name="P9">02:29​ – Criando um novo exercício</text:p>
      <text:p text:style-name="P9"><text:soft-page-break/>03:21​ – Criando uma lista com links</text:p>
      <text:p text:style-name="P9">04:21​ – Criando os estilos</text:p>
      <text:p text:style-name="P9">04:45​ – Pseudo-classe visited</text:p>
      <text:p text:style-name="P9">05:15​ – Retirando sublinhado dos links</text:p>
      <text:p text:style-name="P9">06:09​ – Pseudo-classe active</text:p>
      <text:p text:style-name="P9">07:47​ – Ajude a divulgar o curso</text:p>
      <text:p text:style-name="P9">08:23​ – Pseudo-elementos</text:p>
      <text:p text:style-name="P9">09:27​ – Adicionando conteúdos extras</text:p>
      <text:p text:style-name="P9">10:26​ – Links especiais com formatação por classe</text:p>
      <text:p text:style-name="P9">11:50​ – Uma breve revisão</text:p>
      <text:p text:style-name="P9">12:52​ – No próximo capítulo</text:p>
      <text:p text:style-name="P9"/>
      <text:p text:style-name="P10">Em CSS <text:span text:style-name="T1">temos SELETORES PERSONALIZADOS</text:span></text:p>
      <text:p text:style-name="P10"/>
      <text:p text:style-name="P10"># = id</text:p>
      <text:p text:style-name="P10">. <text:s/>= class</text:p>
      <text:p text:style-name="P10">: = pseudo-class</text:p>
      <text:p text:style-name="P10">:: = pseudo-element</text:p>
      <text:p text:style-name="P10">&gt; = children</text:p>
      <text:p text:style-name="P10"/>
      <text:p text:style-name="P14">Capítulo 16 Aula 01 – Modelo de Caixas: primeiros passos</text:p>
      <text:p text:style-name="P10"/>
      <text:p text:style-name="P10">Você sabe o que é o modelo de caixas? Sabe para que serve o box model em HTML e CSS? Sabe utilizar as propriedades height, width, padding, margin, outline? Sabe a diferença entre caixas box-level e inline-level? Pois acompanhe este vídeo até o final para responder a estas e muitas outras perguntas.</text:p>
      <text:p text:style-name="P10"/>
      <text:p text:style-name="P14">Capítulo 16 Aula 02 – Modelo de Caixas na prática (pt.1)</text:p>
      <text:p text:style-name="P10"/>
      <text:p text:style-name="P10">Você sabe como funciona o modelo de caixas na prática? Já criou um exemplo prático para entender como funciona o Box Model? Sabe como utilizar o DevTools do Google Chrome para personalizar e fazer o ajuste fino de propriedades CSS? Pois acompanhe este vídeo até o final para responder a estas e muitas outras perguntas.</text:p>
      <text:p text:style-name="P10"/>
      <text:p text:style-name="P14">Capítulo 16 Aula 03 – Modelo de Caixas na prática (Pt.2)</text:p>
      <text:p text:style-name="P10"/>
      <text:p text:style-name="P10">Você sabe a diferença entre padding, margin e outline? Sabe como usar shorthands para simplificar o uso de propriedades CSS? Sabe como mudar as características de uma caixa? Pois acompanhe este vídeo até o final para responder a estas e muitas outras perguntas.</text:p>
      <text:p text:style-name="P10"/>
      <text:p text:style-name="P14">Capítulo 16 Aula 4 – Grouping Tags em HTML5</text:p>
      <text:p text:style-name="P10"/>
      <text:p text:style-name="P10">Você sabe como funcionam as grouping tags? Sabe para que servem as tags section, article, nav, aside, footer, header, etc? Sabe aplicar o estilo às tags de agrupamento para construir um exemplo de estrutura de site? Pois acompanhe este vídeo até o final para responder a estas e muitas outras perguntas.</text:p>
      <text:p text:style-name="P10"/>
      <text:p text:style-name="P14">Capítulo 16 Aula 5 – Sombra nas Caixas</text:p>
      <text:p text:style-name="P10"/>
      <text:p text:style-name="P10">Você sabe como criar sombras em caixas utilizando CSS3? Sabe para que servem os parâmetros da shorthand box-shadow? Sabe usar um assistente interno do DevTools para ajudar muito na <text:soft-page-break/>configuração de sombras? Pois acompanhe este vídeo até o final para responder a estas e muitas outras perguntas.</text:p>
      <text:p text:style-name="P10"/>
      <text:p text:style-name="P14">Capítulo 16 Aula 6 – Caixas com vértices arredondados</text:p>
      <text:p text:style-name="P10"/>
      <text:p text:style-name="P10">Sabe como criar bordas com vértices arredondados usando CSS? Você sabe usar a propriedade border-radius? Sabe como criar bordas personalizadas para as suas caixas com CSS? Pois acompanhe este vídeo até o final para responder a estas e muitas outras perguntas.</text:p>
      <text:p text:style-name="P10"/>
      <text:p text:style-name="P14">Capítulo 16 Aula 7 – Bordas decoradas</text:p>
      <text:p text:style-name="P10"/>
      <text:p text:style-name="P10">Você sabe como personalizar a borda de uma caixa usando uma imagem PNG? Sabe como configurar as propriedades border-image-source, border-image-slice e bordei-image-repeat? Pois acompanhe este vídeo até o final para responder a estas e muitas outras perguntas.</text:p>
      <text:p text:style-name="P10"/>
      <text:p text:style-name="P14">Capítulo 17 Aula 1 – Criando um projeto a partir do zero</text:p>
      <text:p text:style-name="P10"/>
      <text:p text:style-name="P14">Capítulo 17 Aula 2 – Navegando pelo projeto pronto</text:p>
      <text:p text:style-name="P10"/>
      <text:p text:style-name="P10">Você quer ver como vai ficar nosso projeto pronto e entender todas as funcionalidades e comportamentos que ele vai ter? Já ouviu falar em responsividade? Sabe como funciona um site responsivo? Pois acompanhe este vídeo até o final para responder a estas e muitas outras perguntas</text:p>
      <text:p text:style-name="P10"/>
      <text:p text:style-name="P14">Capítulo 17 Aula 3 – Planejando a estrutura do seu site</text:p>
      <text:p text:style-name="P10"/>
      <text:p text:style-name="P10">Você sabe criar o mockup de um site? Sabe como utilizar uma ferramenta gratuita para planejar a estrutura em wireframe de uma página? Sabe a importância em definir a paleta de cores de um projeto? Sabe como escolher as fontes que serão usadas? Pois acompanhe este vídeo até o final para responder a estas e muitas outras perguntas.</text:p>
      <text:p text:style-name="P10"/>
      <text:p text:style-name="P10"><text:a xlink:type="simple" xlink:href="https://www.mockflow.com/" text:style-name="Internet_20_link" text:visited-style-name="Visited_20_Internet_20_Link">https://www.mockflow.com/</text:a></text:p>
      <text:p text:style-name="P10"/>
      <text:p text:style-name="P11">Font BEBAS NEUE <text:span text:style-name="T2">(Google Fonts)</text:span></text:p>
      <text:p text:style-name="P11"/>
      <text:p text:style-name="P12">Font Idroid (dafont.com) </text:p>
      <text:p text:style-name="P12"/>
      <text:p text:style-name="P15">Capítulo 17 Aula 4 – Transformando o layout em código</text:p>
      <text:p text:style-name="P12"/>
      <text:p text:style-name="P12">Você sabe organizar o layout de um site através das tags semânticas de HTML5? Sabe criar cabeçalho, menus, conteúdo principal, conteúdo periférico e rodapé? Sabe como converter a estrutura criada no MockFlow para o código HTML5? Pois acompanhe este vídeo até o final para responder a estas e muitas outras perguntas.</text:p>
      <text:p text:style-name="P11"/>
      <text:p text:style-name="P16">Capítulo 17 Aula 5 – Organizando o conteúdo do site</text:p>
      <text:p text:style-name="P11"/>
      <text:p text:style-name="P11">Você sabe como organizar o conteúdo HTML5 usando as tags para envelopar as partes específicas de parágrafos, títulos, imagens e vídeos? Sabe como usar o recurso de wrap content do Visual Studio Code? Sabe como estruturar o conteúdo do seu site para ele ser apresentado corretamente? Pois acompanhe este vídeo até o final para responder a estas e muitas outras perguntas.</text:p>
      <text:p text:style-name="P11"/>
      <text:p text:style-name="P11">Tópicos deste vídeo:</text:p>
      <text:p text:style-name="P11">00:00 – Módulo 02, Capítulo 17, aula 05</text:p>
      <text:p text:style-name="P11"><text:soft-page-break/>00:13 – Organizando o conteúdo</text:p>
      <text:p text:style-name="P11">00:50 – Quer fazer outros cursos mais completos?</text:p>
      <text:p text:style-name="P11">02:27 – O que já fizemos até o momento</text:p>
      <text:p text:style-name="P11">03:10 – Envelopando códigos</text:p>
      <text:p text:style-name="P11">03:58 – Podemos ter mais de um H1 em uma página?</text:p>
      <text:p text:style-name="P11">04:32 – Envelopando parágrafos e títulos</text:p>
      <text:p text:style-name="P11">05:16 – Adicionando as imagens no site</text:p>
      <text:p text:style-name="P11">06:15 – Preparando o resto do conteúdo</text:p>
      <text:p text:style-name="P11">07:33 – Adicionando vídeo do YouTube no HTML</text:p>
      <text:p text:style-name="P11">08:38 – Criando uma lista de itens</text:p>
      <text:p text:style-name="P11">09:45 – Criando abreviações em HTML</text:p>
      <text:p text:style-name="P11">11:05 – As versões do Android são doces</text:p>
      <text:p text:style-name="P11">12:09 – Testando as abreviações</text:p>
      <text:p text:style-name="P11">12:54 – Formatando as palavras de destaque</text:p>
      <text:p text:style-name="P11">13:19 – Criando os links externos</text:p>
      <text:p text:style-name="P11">14:03 – Não se esqueça de nos ajudar</text:p>
      <text:p text:style-name="P11">14:44 – Novos links usando HTML</text:p>
      <text:p text:style-name="P11">18:08 – Os conteúdos já estão organizados</text:p>
      <text:p text:style-name="P11">20:12 – Vamos aprender a usar variáveis em CSS</text:p>
      <text:p text:style-name="P11"/>
      <text:p text:style-name="P16">Capítulo 17 Aula 6 – Variáveis em CSS</text:p>
      <text:p text:style-name="P11"/>
      <text:p text:style-name="P11">Pois acompanhe este vídeo até o final para responder a estas e muitas outras perguntas.</text:p>
      <text:p text:style-name="P11"/>
      <text:p text:style-name="P11">Tópicos deste vídeo:</text:p>
      <text:p text:style-name="P11">00:00 – Módulo 02, Capítulo 17, aula 06</text:p>
      <text:p text:style-name="P11">00:13 – Como usar variáveis em CSS</text:p>
      <text:p text:style-name="P11">01:24 – CSS é uma linguagem de programação?</text:p>
      <text:p text:style-name="P11">01:55 – Conheça os cursos da Recode</text:p>
      <text:p text:style-name="P11">03:03 – Para que vou usar variável em CSS?</text:p>
      <text:p text:style-name="P11">03:35 – A paleta de cores que escolhemos</text:p>
      <text:p text:style-name="P11">04:56 – Aplicando cores sem variáveis</text:p>
      <text:p text:style-name="P11">05:37 – Criando a pseudo-classe root</text:p>
      <text:p text:style-name="P11">06:02 – Declarando uma variável CSS</text:p>
      <text:p text:style-name="P11">06:43 – Usando variáveis CSS no código</text:p>
      <text:p text:style-name="P11">07:55 – Usando variáveis para fontes</text:p>
      <text:p text:style-name="P11">09:55 – Usando fontes em variáveis declaradas</text:p>
      <text:p text:style-name="P11">10:25 – Mudando o caminho para acessar a fonte</text:p>
      <text:p text:style-name="P11">11:24 – Compartilhe o curso com seus grupos</text:p>
      <text:p text:style-name="P11">11:59 – Personalizando os estilos extras</text:p>
      <text:p text:style-name="P11">13:54 – A praticidade em usar variáveis CSS</text:p>
      <text:p text:style-name="P11">14:47 – Definições globais em CSS</text:p>
      <text:p text:style-name="P11">16:17 – Seletor global</text:p>
      <text:p text:style-name="P11">17:03 – Conteúdo que fica vazando no site</text:p>
      <text:p text:style-name="P11">18:54 – Use variáveis sempre que possível</text:p>
      <text:p text:style-name="P11"/>
      <text:p text:style-name="P16">Capítulo 17 Aula 7 – Responsividade para sites</text:p>
      <text:p text:style-name="P11"/>
      <text:p text:style-name="P11">Você sabe o que é responsividade? Sabe criar um site responsivo simples utilizando apenas HTML5 e CSS3 simples? Sabe como funcionam as propriedades min-width e max-width em CSS? Pois acompanhe este vídeo até o final para responder a estas e muitas outras perguntas.</text:p>
      <text:p text:style-name="P11"/>
      <text:p text:style-name="P11"><text:soft-page-break/>Tópicos deste vídeo:</text:p>
      <text:p text:style-name="P11">00:00 – Módulo 02, Capítulo 17, aula 07</text:p>
      <text:p text:style-name="P11">00:14 – O que é responsividade?</text:p>
      <text:p text:style-name="P11">01:25 – Migrar um site é fácil? Você pode fazer pra mim?</text:p>
      <text:p text:style-name="P11">02:38 – O que fizemos até o momento</text:p>
      <text:p text:style-name="P11">03:09 – Simulando telas menores</text:p>
      <text:p text:style-name="P11">03:53 – Simulando telas maiores</text:p>
      <text:p text:style-name="P11">04:20 – Qual é a largura ideal de um site?</text:p>
      <text:p text:style-name="P11">06:15 – Criando um exemplo simples de site responsivo</text:p>
      <text:p text:style-name="P11">07:20 – Abrindo o exemplo criado</text:p>
      <text:p text:style-name="P11">08:18 – Instalando a extensão Window Resizer</text:p>
      <text:p text:style-name="P11">10:14 – Criando o estilo para o site responsivo</text:p>
      <text:p text:style-name="P11">11:03 – Usando largura fixa e alinhando o conteúdo</text:p>
      <text:p text:style-name="P11">12:13 – Usando min-width e max-width</text:p>
      <text:p text:style-name="P11">13:40 – Imagens adaptáveis por CSS</text:p>
      <text:p text:style-name="P11">14:03 – Usando picture com múltiplas mídias</text:p>
      <text:p text:style-name="P11">15:33 – Testando o exemplo de responsividade</text:p>
      <text:p text:style-name="P11">18:10 – Ajude a divulgar o nosso curso</text:p>
      <text:p text:style-name="P11">19:35 – Vamos adaptar os conceitos ao desafio</text:p>
      <text:p text:style-name="P11"/>
      <text:p text:style-name="P16">Capítulo 17 Aula 8 – Responsividade na prática</text:p>
      <text:p text:style-name="P11"/>
      <text:p text:style-name="P11">Quer aprender como tornar um site responsivo na prática? Sabe como adaptar um site a diversos tamanhos de tela? Pois acompanhe este vídeo até o final para responder a estas e muitas outras perguntas.</text:p>
      <text:p text:style-name="P11"/>
      <text:p text:style-name="P11">Tópicos deste vídeo:</text:p>
      <text:p text:style-name="P11">00:00 – Módulo 02, Capítulo 17, aula 08</text:p>
      <text:p text:style-name="P11">00:16 – Você já sabe a teoria sobre responsividade?</text:p>
      <text:p text:style-name="P11">01:21 – Uma empresa especializada em criar sites</text:p>
      <text:p text:style-name="P11">02:45 – Configurando larguras mínima e máxima</text:p>
      <text:p text:style-name="P11">03:35 – Adaptando o tamanho das imagens</text:p>
      <text:p text:style-name="P11">03:56 – Alinhando o conteúdo do site no meio da tela</text:p>
      <text:p text:style-name="P11">04:30 – Usando imagens alternativas para telas pequenas</text:p>
      <text:p text:style-name="P11">05:09 – Usando um Picture com múltiplos sources</text:p>
      <text:p text:style-name="P11">07:25 – Centralizando imagens no site</text:p>
      <text:p text:style-name="P11">07:54 – Adaptando a área main</text:p>
      <text:p text:style-name="P11">09:02 – Arredondamento personalizado de bordas</text:p>
      <text:p text:style-name="P11">10:49 – Dá trabalho adaptar um site?</text:p>
      <text:p text:style-name="P11">11:19 – Ajude a divulgar o curso</text:p>
      <text:p text:style-name="P11">12:45 – Vamos configurar o topo do site</text:p>
      <text:p text:style-name="P11"/>
      <text:p text:style-name="P16">Capítulo 17 Aula 9 – Configurando o header e o menu do site</text:p>
      <text:p text:style-name="P16"/>
      <text:p text:style-name="P11">Você sabe como personalizar o topo de um site? Sabe personalizar títulos, criar cores degradê, efeitos de sombra em textos usando CSS? Sabe criar efeito animado com botões de um menu? Pois acompanhe este vídeo até o final para responder a estas e muitas outras perguntas.</text:p>
      <text:p text:style-name="P11"/>
      <text:p text:style-name="P16">Capítulo 17 Aula 10 – Melhorando o formato do conteúdo</text:p>
      <text:p text:style-name="P11"/>
      <text:p text:style-name="P11"><text:soft-page-break/>Chegou a hora de aprender a fazer configurações nos parágrafos, textos em ênfase, títulos e links. Quer ver como nosso desafio está ficando? Pois acompanhe este vídeo até o final para responder a estas e muitas outras perguntas.</text:p>
      <text:p text:style-name="P11"/>
      <text:p text:style-name="P16">Capítulo 17 Aula 11 – Rodapé, conteúdo periférico e links</text:p>
      <text:p text:style-name="P11"/>
      <text:p text:style-name="P11">Você sabe personalizar uma lista para que ela fique com duas colunas e com marcadores personalizados? Sabe para que serve um conteúdo periférico em HTML5? Sabe como personalizar links externos para terem uma marcação única? Pois acompanhe este vídeo até o final para responder a estas e muitas outras perguntas.</text:p>
      <text:p text:style-name="P11"/>
      <text:p text:style-name="P16">Capítulo 17 Aula 12 – Tornando um vídeo responsivo</text:p>
      <text:p text:style-name="P11"/>
      <text:p text:style-name="P11">Você sabe alinhar um vídeo no meio da tela, colocando ele dentro de uma div? Sabe como fazer para o tamanho do vídeo se adaptar a diversos tamanhos de tela? Pois acompanhe este vídeo até o final para responder a estas e muitas outras perguntas.</text:p>
      <text:p text:style-name="P11"/>
      <text:p text:style-name="P16">Fim do Módulo 2: certificados liberados</text:p>
      <text:p text:style-name="P11"/>
      <text:p text:style-name="P11">Chega ao fim o módulo 2 do curso de HTML5 e CSS3. Você sabia que dá pra fazer o curso diretamente no site e garantir certificado? Sabe como fazer para conseguir isso? Pois acompanhe este vídeo até o final para responder a estas e muitas outras perguntas.</text:p>
      <text:p text:style-name="P11"/>
      <text:p text:style-name="P11">Tópicos deste vídeo:</text:p>
      <text:p text:style-name="P11">00:00 – Módulo 2, aula final</text:p>
      <text:p text:style-name="P11">00:28 – O que vamos ver nesse vídeo</text:p>
      <text:p text:style-name="P11">00:56 – Quais serão os módulos do curso</text:p>
      <text:p text:style-name="P11">01:47 – O que vimos no módulo 2</text:p>
      <text:p text:style-name="P11">03:37 – Coisas que todo certificado deve ter</text:p>
      <text:p text:style-name="P11">04:59 – Nossos certificados possuem código de validação</text:p>
      <text:p text:style-name="P11">05:46 – Como obter um certificado?</text:p>
      <text:p text:style-name="P11">07:03 – Cuidado com o e-mail usado</text:p>
      <text:p text:style-name="P11">07:35 – Painel do aluno e acesso ao curso</text:p>
      <text:p text:style-name="P11">08:08 – Iniciando o curso</text:p>
      <text:p text:style-name="P11">08:49 – Cuidado ao marcar a aula como concluída</text:p>
      <text:p text:style-name="P11">10:04 – Como acessar seus cursos em andamento</text:p>
      <text:p text:style-name="P11">11:05 – O certificado vai chegar na minha casa?</text:p>
      <text:p text:style-name="P11">11:29 – Como conseguir créditos para certificados</text:p>
      <text:p text:style-name="P11">12:16 – Como ganhar créditos todos os meses</text:p>
      <text:p text:style-name="P11">14:14 – Vocês tiram dúvidas de matéria no site?</text:p>
      <text:p text:style-name="P11">15:37 – Quando vai sair o módulo 3?</text:p>
      <text:p text:style-name="P11">16:23 – Bom curso! Boa avaliação!</text:p>
      <text:p text:style-name="P11"/>
      <text:p text:style-name="P16">Capítulo 18 Aula 00 – O que vamos aprender no módulo 3?</text:p>
      <text:p text:style-name="P11"/>
      <text:p text:style-name="P16">Capítulo 18 Aula 01 – O que é Git e GitHub?</text:p>
      <text:p text:style-name="P11"/>
      <text:p text:style-name="P13">Git &gt; Repositório local</text:p>
      <text:p text:style-name="P13">GitHub &gt; Repositório remoto/web</text:p>
      <text:p text:style-name="P13"/>
      <text:p text:style-name="P17">Capítulo 18 Aula 02 – Instalando Git e GitHub no PC</text:p>
      <text:p text:style-name="P17"/>
      <text:p text:style-name="P17"><text:soft-page-break/>Capítulo 18 Aula 03 – Criando conta no GitHub</text:p>
      <text:p text:style-name="P13"/>
      <text:p text:style-name="P17">Capítulo 18 Aula 04 – Primeiro repositório git e GitHub</text:p>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3T16:04:40.962867194</meta:creation-date>
    <dc:date>2022-04-24T21:08:38.271666441</dc:date>
    <meta:editing-duration>P1DT6H11M23S</meta:editing-duration>
    <meta:editing-cycles>103</meta:editing-cycles>
    <meta:generator>LibreOffice/7.3.1.3$Linux_X86_64 LibreOffice_project/30$Build-3</meta:generator>
    <meta:document-statistic meta:table-count="0" meta:image-count="0" meta:object-count="0" meta:page-count="27" meta:paragraph-count="977" meta:word-count="7071" meta:character-count="50692" meta:non-whitespace-character-count="35536"/>
  </office:meta>
</office:document-meta>
</file>